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3.183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5.469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5.46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5.46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5.46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5.469cm"/>
    </style:style>
    <style:style style:name="gr8" style:family="graphic" style:parent-style-name="standard">
      <style:graphic-properties svg:stroke-color="#000000" draw:marker-start="Diamond_20_unfilled" draw:marker-start-width="0.529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61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6.61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6.612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8.894cm" fo:min-width="14.867cm"/>
    </style:style>
    <style:style style:name="gr16" style:family="graphic" style:parent-style-name="standard">
      <style:graphic-properties draw:stroke="solid" svg:stroke-color="#000000" draw:fill-color="#ffffff" draw:textarea-horizontal-align="justify" draw:textarea-vertical-align="top" draw:auto-grow-height="false" fo:min-height="8.259cm" fo:min-width="22.614cm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266cm" fo:min-width="5.469cm"/>
    </style:style>
    <style:style style:name="gr18" style:family="graphic" style:parent-style-name="standard">
      <style:graphic-properties draw:stroke="none" svg:stroke-color="#000000" draw:fill="none" draw:fill-color="#ffffff" fo:min-height="0.513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2.958cm" fo:min-width="28.202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4cm" fo:min-width="5.469cm"/>
    </style:style>
    <style:style style:name="gr2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193cm" fo:min-width="5.469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22cm" fo:min-width="5.469cm"/>
    </style:style>
    <style:style style:name="gr23" style:family="graphic" style:parent-style-name="standard">
      <style:graphic-properties draw:stroke="dash" draw:stroke-dash="Fine_20_Dashed" svg:stroke-color="#0000cc" draw:fill="none" draw:textarea-horizontal-align="justify" draw:textarea-vertical-align="middle" draw:auto-grow-height="false" fo:min-height="0.639cm" fo:min-width="6.485cm"/>
    </style:style>
    <style:style style:name="gr24" style:family="graphic" style:parent-style-name="standard">
      <style:graphic-properties draw:stroke="dash" draw:stroke-dash="Fine_20_Dashed" svg:stroke-color="#cc0000" draw:fill="none" draw:textarea-horizontal-align="justify" draw:textarea-vertical-align="middle" draw:auto-grow-height="false" fo:min-height="0.639cm" fo:min-width="6.485cm"/>
    </style:style>
    <style:style style:name="gr25" style:family="graphic" style:parent-style-name="standard">
      <style:graphic-properties draw:stroke="dash" draw:stroke-dash="Fine_20_Dashed" svg:stroke-color="#009900" draw:fill="none" draw:textarea-horizontal-align="justify" draw:textarea-vertical-align="middle" draw:auto-grow-height="false" fo:min-height="0.639cm" fo:min-width="6.485cm"/>
    </style:style>
    <style:style style:name="gr26" style:family="graphic" style:parent-style-name="standard">
      <style:graphic-properties svg:stroke-color="#009900" draw:fill-color="#ffffff" draw:textarea-horizontal-align="justify" draw:textarea-vertical-align="middle" draw:auto-grow-height="false" fo:min-height="1.401cm" fo:min-width="3.183cm"/>
    </style:style>
    <style:style style:name="gr27" style:family="graphic" style:parent-style-name="standard">
      <style:graphic-properties svg:stroke-color="#cc0000" draw:fill-color="#ffffff" draw:textarea-horizontal-align="justify" draw:textarea-vertical-align="middle" draw:auto-grow-height="false" fo:min-height="1.401cm" fo:min-width="3.183cm"/>
    </style:style>
    <style:style style:name="gr28" style:family="graphic" style:parent-style-name="standard">
      <style:graphic-properties svg:stroke-color="#0000cc" draw:fill-color="#ffffff" draw:textarea-horizontal-align="justify" draw:textarea-vertical-align="middle" draw:auto-grow-height="false" fo:min-height="1.401cm" fo:min-width="3.183cm"/>
    </style:style>
    <style:style style:name="gr29" style:family="graphic" style:parent-style-name="standard">
      <style:graphic-properties draw:stroke="solid" draw:stroke-dash="Fine_20_Dashed" svg:stroke-color="#0000cc" draw:marker-end="Double_20_Arrow" draw:textarea-vertical-align="middle"/>
    </style:style>
    <style:style style:name="gr30" style:family="graphic" style:parent-style-name="standard">
      <style:graphic-properties draw:stroke="solid" draw:stroke-dash="Fine_20_Dashed" svg:stroke-color="#cc0000" draw:marker-end="Double_20_Arrow" draw:textarea-vertical-align="middle"/>
    </style:style>
    <style:style style:name="gr31" style:family="graphic" style:parent-style-name="standard">
      <style:graphic-properties draw:stroke="solid" draw:stroke-dash="Fine_20_Dashed" svg:stroke-color="#009900" draw:marker-end="Double_20_Arrow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639cm"/>
    </style:style>
    <style:style style:name="gr33" style:family="graphic" style:parent-style-name="standard">
      <style:graphic-properties svg:stroke-color="#000000" draw:fill-color="#ffffff" draw:textarea-horizontal-align="justify" draw:textarea-vertical-align="top" draw:auto-grow-height="false" fo:min-height="7.497cm" fo:min-width="34.679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739cm"/>
    </style:style>
    <style:style style:name="gr3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147cm" fo:min-width="6.739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63cm" fo:min-width="6.73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5.159cm"/>
    </style:style>
    <style:style style:name="gr38" style:family="graphic" style:parent-style-name="standard">
      <style:graphic-properties draw:stroke="solid" svg:stroke-width="0.018cm" svg:stroke-color="#000000" draw:marker-start-width="0.227cm" draw:marker-end="Arrow" draw:marker-end-width="0.227cm" draw:textarea-vertical-align="middle" fo:padding-top="0.134cm" fo:padding-bottom="0.134cm" fo:padding-left="0.259cm" fo:padding-right="0.259cm"/>
    </style:style>
    <style:style style:name="gr39" style:family="graphic" style:parent-style-name="standard">
      <style:graphic-properties draw:stroke="none" svg:stroke-color="#000000" draw:fill="none" draw:fill-color="#ffffff" fo:min-height="0.348cm"/>
    </style:style>
    <style:style style:name="gr40" style:family="graphic" style:parent-style-name="standard">
      <style:graphic-properties svg:stroke-color="#000000" draw:fill-color="#ffffff" draw:textarea-horizontal-align="justify" draw:textarea-vertical-align="top" draw:auto-grow-height="false" fo:min-height="23.245cm" fo:min-width="34.171cm"/>
    </style:style>
    <style:style style:name="gr41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1.02cm" fo:min-width="8.898cm"/>
    </style:style>
    <style:style style:name="gr42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0.512cm" fo:min-width="8.898cm"/>
    </style:style>
    <style:style style:name="gr43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2.163cm" fo:min-width="8.898cm"/>
    </style:style>
    <style:style style:name="gr44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02cm" fo:min-width="8.898cm"/>
    </style:style>
    <style:style style:name="gr45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0.512cm" fo:min-width="8.898cm"/>
    </style:style>
    <style:style style:name="gr46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163cm" fo:min-width="8.898cm"/>
    </style:style>
    <style:style style:name="gr47" style:family="graphic" style:parent-style-name="standard">
      <style:graphic-properties svg:stroke-color="#009900" draw:fill="solid" draw:fill-color="#ffffff" draw:textarea-horizontal-align="justify" draw:textarea-vertical-align="middle" draw:auto-grow-height="false" fo:min-height="1.02cm" fo:min-width="8.898cm"/>
    </style:style>
    <style:style style:name="gr48" style:family="graphic" style:parent-style-name="standard">
      <style:graphic-properties svg:stroke-color="#009900" draw:fill="solid" draw:fill-color="#ffffff" draw:textarea-horizontal-align="justify" draw:textarea-vertical-align="middle" draw:auto-grow-height="false" fo:min-height="0.512cm" fo:min-width="8.898cm"/>
    </style:style>
    <style:style style:name="gr49" style:family="graphic" style:parent-style-name="standard">
      <style:graphic-properties svg:stroke-color="#009900" draw:fill="solid" draw:fill-color="#ffffff" draw:textarea-horizontal-align="justify" draw:textarea-vertical-align="middle" draw:auto-grow-height="false" fo:min-height="2.163cm" fo:min-width="8.898cm"/>
    </style:style>
    <style:style style:name="gr50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51" style:family="graphic" style:parent-style-name="standard">
      <style:graphic-properties svg:stroke-color="#000000" draw:fill-color="#ffffff" draw:textarea-horizontal-align="justify" draw:textarea-vertical-align="top" draw:auto-grow-height="false" fo:min-height="7.97cm" fo:min-width="29.98cm"/>
    </style:style>
    <style:style style:name="gr52" style:family="graphic" style:parent-style-name="standard">
      <style:graphic-properties svg:stroke-color="#000000" draw:fill-color="#ffffff" draw:textarea-horizontal-align="justify" draw:textarea-vertical-align="top" draw:auto-grow-height="false" fo:min-height="12.069cm" fo:min-width="38.235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5.469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6.612cm"/>
    </style:style>
    <style:style style:name="gr55" style:family="graphic" style:parent-style-name="standard">
      <style:graphic-properties draw:stroke="dash" draw:stroke-dash="Fine_20_Dashed" svg:stroke-color="#0000cc" draw:fill="none" draw:textarea-horizontal-align="justify" draw:textarea-vertical-align="middle" draw:auto-grow-height="false" fo:min-height="0.639cm" fo:min-width="17.915cm"/>
    </style:style>
    <style:style style:name="gr56" style:family="graphic" style:parent-style-name="standard">
      <style:graphic-properties draw:stroke="dash" draw:stroke-dash="Fine_20_Dashed" svg:stroke-color="#cc0000" draw:fill="none" draw:textarea-horizontal-align="justify" draw:textarea-vertical-align="middle" draw:auto-grow-height="false" fo:min-height="0.639cm" fo:min-width="17.915cm"/>
    </style:style>
    <style:style style:name="gr57" style:family="graphic" style:parent-style-name="standard">
      <style:graphic-properties draw:stroke="dash" draw:stroke-dash="Fine_20_Dashed" svg:stroke-color="#009900" draw:fill="none" draw:textarea-horizontal-align="justify" draw:textarea-vertical-align="middle" draw:auto-grow-height="false" fo:min-height="0.639cm" fo:min-width="17.915cm"/>
    </style:style>
    <style:style style:name="gr58" style:family="graphic" style:parent-style-name="standard">
      <style:graphic-properties svg:stroke-color="#000000" draw:fill-color="#ffffff" draw:textarea-horizontal-align="justify" draw:textarea-vertical-align="top" draw:auto-grow-height="false" fo:min-height="23.499cm" fo:min-width="34.298cm"/>
    </style:style>
    <style:style style:name="gr59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1.02cm" fo:min-width="9.406cm"/>
    </style:style>
    <style:style style:name="gr60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0.512cm" fo:min-width="9.406cm"/>
    </style:style>
    <style:style style:name="gr61" style:family="graphic" style:parent-style-name="standard">
      <style:graphic-properties svg:stroke-color="#0000cc" draw:fill="solid" draw:fill-color="#ffffff" draw:textarea-horizontal-align="justify" draw:textarea-vertical-align="middle" draw:auto-grow-height="false" fo:min-height="2.163cm" fo:min-width="9.406cm"/>
    </style:style>
    <style:style style:name="gr6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start"/>
      <style:text-properties fo:font-size="13pt" style:font-size-asian="13pt" style:font-size-complex="13pt"/>
    </style:style>
    <style:style style:name="P6" style:family="paragraph">
      <loext:graphic-properties draw:fill="solid" draw:fill-color="#ffffff"/>
      <style:paragraph-properties fo:text-align="start"/>
      <style:text-properties fo:font-size="13pt"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13" style:family="paragraph">
      <loext:graphic-properties draw:fill="solid" draw:fill-color="#ffffff"/>
      <style:paragraph-properties fo:text-align="star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009900"/>
    </style:style>
    <style:style style:name="P16" style:family="paragraph">
      <loext:graphic-properties draw:fill-color="#ffffff"/>
      <style:paragraph-properties fo:text-align="center"/>
      <style:text-properties fo:color="#009900"/>
    </style:style>
    <style:style style:name="P17" style:family="paragraph">
      <style:paragraph-properties fo:text-align="center"/>
      <style:text-properties fo:color="#cc0000"/>
    </style:style>
    <style:style style:name="P18" style:family="paragraph">
      <loext:graphic-properties draw:fill-color="#ffffff"/>
      <style:paragraph-properties fo:text-align="center"/>
      <style:text-properties fo:color="#cc0000"/>
    </style:style>
    <style:style style:name="P19" style:family="paragraph">
      <style:paragraph-properties fo:text-align="center"/>
      <style:text-properties fo:color="#0000cc"/>
    </style:style>
    <style:style style:name="P20" style:family="paragraph">
      <loext:graphic-properties draw:fill-color="#ffffff"/>
      <style:paragraph-properties fo:text-align="center"/>
      <style:text-properties fo:color="#0000cc"/>
    </style:style>
    <style:style style:name="P21" style:family="paragraph">
      <style:paragraph-properties fo:text-align="center"/>
      <style:text-properties fo:color="#0000cc" fo:font-size="12pt" style:font-size-asian="12pt" style:font-size-complex="12pt"/>
    </style:style>
    <style:style style:name="P22" style:family="paragraph">
      <loext:graphic-properties draw:fill="none" draw:fill-color="#ffffff"/>
      <style:text-properties fo:color="#0000cc" fo:font-size="12pt" style:font-size-asian="12pt" style:font-size-complex="12pt"/>
    </style:style>
    <style:style style:name="P23" style:family="paragraph">
      <style:paragraph-properties fo:text-align="center"/>
      <style:text-properties fo:color="#cc0000" fo:font-size="12pt" style:font-size-asian="12pt" style:font-size-complex="12pt"/>
    </style:style>
    <style:style style:name="P24" style:family="paragraph">
      <loext:graphic-properties draw:fill="none" draw:fill-color="#ffffff"/>
      <style:text-properties fo:color="#cc0000" fo:font-size="12pt" style:font-size-asian="12pt" style:font-size-complex="12pt"/>
    </style:style>
    <style:style style:name="P25" style:family="paragraph">
      <style:paragraph-properties fo:text-align="center"/>
      <style:text-properties fo:color="#009900" fo:font-size="12pt" style:font-size-asian="12pt" style:font-size-complex="12pt"/>
    </style:style>
    <style:style style:name="P26" style:family="paragraph">
      <loext:graphic-properties draw:fill="none" draw:fill-color="#ffffff"/>
      <style:text-properties fo:color="#009900" fo:font-size="12pt" style:font-size-asian="12pt" style:font-size-complex="12pt"/>
    </style:style>
    <style:style style:name="P27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0" style:family="paragraph"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2" style:family="paragraph">
      <style:paragraph-properties fo:text-align="center"/>
      <style:text-properties fo:color="#0000cc" fo:font-size="13pt" style:font-size-asian="13pt" style:font-size-complex="13pt"/>
    </style:style>
    <style:style style:name="P33" style:family="paragraph">
      <loext:graphic-properties draw:fill="solid" draw:fill-color="#ffffff"/>
      <style:paragraph-properties fo:text-align="center"/>
      <style:text-properties fo:color="#0000cc" fo:font-size="13pt" style:font-size-asian="13pt" style:font-size-complex="13pt"/>
    </style:style>
    <style:style style:name="P34" style:family="paragraph">
      <style:paragraph-properties fo:text-align="start"/>
      <style:text-properties fo:color="#0000cc" fo:font-size="13pt" style:font-size-asian="13pt" style:font-size-complex="13pt"/>
    </style:style>
    <style:style style:name="P35" style:family="paragraph">
      <loext:graphic-properties draw:fill="solid" draw:fill-color="#ffffff"/>
      <style:paragraph-properties fo:text-align="start"/>
      <style:text-properties fo:color="#0000cc" fo:font-size="13pt" style:font-size-asian="13pt" style:font-size-complex="13pt"/>
    </style:style>
    <style:style style:name="P36" style:family="paragraph">
      <style:paragraph-properties fo:text-align="center"/>
      <style:text-properties fo:color="#cc0000" fo:font-size="13pt" style:font-size-asian="13pt" style:font-size-complex="13pt"/>
    </style:style>
    <style:style style:name="P37" style:family="paragraph">
      <loext:graphic-properties draw:fill="solid" draw:fill-color="#ffffff"/>
      <style:paragraph-properties fo:text-align="center"/>
      <style:text-properties fo:color="#cc0000" fo:font-size="13pt" style:font-size-asian="13pt" style:font-size-complex="13pt"/>
    </style:style>
    <style:style style:name="P38" style:family="paragraph">
      <style:paragraph-properties fo:text-align="start"/>
      <style:text-properties fo:color="#cc0000" fo:font-size="13pt" style:font-size-asian="13pt" style:font-size-complex="13pt"/>
    </style:style>
    <style:style style:name="P39" style:family="paragraph">
      <loext:graphic-properties draw:fill="solid" draw:fill-color="#ffffff"/>
      <style:paragraph-properties fo:text-align="start"/>
      <style:text-properties fo:color="#cc0000" fo:font-size="13pt" style:font-size-asian="13pt" style:font-size-complex="13pt"/>
    </style:style>
    <style:style style:name="P40" style:family="paragraph">
      <style:paragraph-properties fo:text-align="center"/>
      <style:text-properties fo:color="#009900" fo:font-size="13pt" style:font-size-asian="13pt" style:font-size-complex="13pt"/>
    </style:style>
    <style:style style:name="P41" style:family="paragraph">
      <loext:graphic-properties draw:fill="solid" draw:fill-color="#ffffff"/>
      <style:paragraph-properties fo:text-align="center"/>
      <style:text-properties fo:color="#009900" fo:font-size="13pt" style:font-size-asian="13pt" style:font-size-complex="13pt"/>
    </style:style>
    <style:style style:name="P42" style:family="paragraph">
      <style:paragraph-properties fo:text-align="start"/>
      <style:text-properties fo:color="#009900" fo:font-size="13pt" style:font-size-asian="13pt" style:font-size-complex="13pt"/>
    </style:style>
    <style:style style:name="P43" style:family="paragraph">
      <loext:graphic-properties draw:fill="solid" draw:fill-color="#ffffff"/>
      <style:paragraph-properties fo:text-align="start"/>
      <style:text-properties fo:color="#009900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9900"/>
    </style:style>
    <style:style style:name="T3" style:family="text">
      <style:text-properties fo:color="#cc0000"/>
    </style:style>
    <style:style style:name="T4" style:family="text">
      <style:text-properties fo:color="#0000cc"/>
    </style:style>
    <style:style style:name="T5" style:family="text">
      <style:text-properties fo:color="#0000cc" fo:font-size="12pt" style:font-size-asian="12pt" style:font-size-complex="12pt"/>
    </style:style>
    <style:style style:name="T6" style:family="text">
      <style:text-properties fo:color="#cc0000" fo:font-size="12pt" style:font-size-asian="12pt" style:font-size-complex="12pt"/>
    </style:style>
    <style:style style:name="T7" style:family="text">
      <style:text-properties fo:color="#009900" fo:font-size="12pt" style:font-size-asian="12pt" style:font-size-complex="12pt"/>
    </style:style>
    <style:style style:name="T8" style:family="text">
      <style:text-properties fo:color="#000000" fo:font-size="13pt" style:text-underline-style="none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cc" fo:font-size="13pt" style:font-size-asian="13pt" style:font-size-complex="13pt"/>
    </style:style>
    <style:style style:name="T12" style:family="text">
      <style:text-properties fo:color="#cc0000" fo:font-size="13pt" style:font-size-asian="13pt" style:font-size-complex="13pt"/>
    </style:style>
    <style:style style:name="T13" style:family="text">
      <style:text-properties fo:color="#00990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3.683cm" svg:height="1.651cm" svg:x="22.082cm" svg:y="1.254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3.683cm" svg:height="1.651cm" svg:x="17.637cm" svg:y="5.318cm">
            <text:p text:style-name="P1">CF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683cm" svg:height="1.651cm" svg:x="22.082cm" svg:y="5.318cm">
            <text:p text:style-name="P1">CTO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3.683cm" svg:height="1.651cm" svg:x="26.527cm" svg:y="5.318cm">
            <text:p text:style-name="P1">COO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19.478cm" svg:y1="5.318cm" svg:x2="23.923cm" svg:y2="2.905cm" draw:start-shape="id1" draw:start-glue-point="0" draw:end-shape="id2" draw:end-glue-point="2" svg:d="M19478 5318v-1270h4445v-1143" svg:viewBox="0 0 4446 2414">
            <text:p/>
          </draw:connector>
          <draw:connector draw:style-name="gr2" draw:text-style-name="P1" draw:layer="layout" svg:x1="23.923cm" svg:y1="5.318cm" svg:x2="23.924cm" svg:y2="2.906cm" draw:start-shape="id3" draw:start-glue-point="0" svg:d="M23923 5318v-1457h1v-955" svg:viewBox="0 0 2 2413">
            <text:p/>
          </draw:connector>
          <draw:connector draw:style-name="gr2" draw:text-style-name="P1" draw:layer="layout" draw:line-skew="0.187cm" svg:x1="28.368cm" svg:y1="5.318cm" svg:x2="23.925cm" svg:y2="2.906cm" draw:start-shape="id4" draw:start-glue-point="0" svg:d="M28368 5318v-1270h-4443v-1142" svg:viewBox="0 0 4444 2413">
            <text:p/>
          </draw:connector>
        </draw:g>
        <draw:g>
          <draw:g xml:id="id5" draw:id="id5">
            <draw:custom-shape draw:style-name="gr3" draw:text-style-name="P4" draw:layer="layout" svg:width="5.969cm" svg:height="1.27cm" svg:x="12.811cm" svg:y="12.811cm">
              <text:p text:style-name="P3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5.969cm" svg:height="1.277cm" svg:x="12.811cm" svg:y="14.081cm">
              <text:p text:style-name="P5"><text:span text:style-name="T1">+ Name: string</text:span></text:p>
              <text:p text:style-name="P5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6" draw:layer="layout" svg:width="5.969cm" svg:height="2.413cm" svg:x="12.811cm" svg:y="15.351cm">
              <text:p text:style-name="P5"><text:span text:style-name="T1">+ CalculatePay(): </text:span><text:span text:style-name="T1">double</text:span></text:p>
              <text:p text:style-name="P5"><text:span text:style-name="T1">+ Save(): void</text:span></text:p>
              <text:p text:style-name="P5"><text:span text:style-name="T1">+ ReportHours(): </text:span><text:span text:style-name="T1">string</text:span></text:p>
              <draw:enhanced-geometry svg:viewBox="0 0 21600 21600" draw:type="rectangle" draw:enhanced-path="M 0 0 L 21600 0 21600 21600 0 21600 0 0 Z N"/>
            </draw:custom-shape>
          </draw:g>
          <draw:g xml:id="id6" draw:id="id6">
            <draw:custom-shape draw:style-name="gr3" draw:text-style-name="P4" draw:layer="layout" svg:width="5.969cm" svg:height="1.27cm" svg:x="22.971cm" svg:y="13.573cm">
              <text:p text:style-name="P3"><text:span text:style-name="T1">W</text:span><text:span text:style-name="T1">or</text:span><text:span text:style-name="T1">kL</text:span><text:span text:style-name="T1">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5.969cm" svg:height="1.524cm" svg:x="22.971cm" svg:y="14.843cm">
              <text:p text:style-name="P5"><text:span text:style-name="T1">+ Date: DateTime</text:span></text:p>
              <text:p text:style-name="P5"><text:span text:style-name="T1">+ Duration: </text:span><text:span text:style-name="T1">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69cm" svg:height="0.635cm" svg:x="22.971cm" svg:y="16.367cm">
              <text:p text:style-name="P5"><text:span text:style-name="T1"/></text:p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8.78cm" svg:y1="15.287cm" svg:x2="22.971cm" svg:y2="15.287cm" draw:start-shape="id5" draw:start-glue-point="1" draw:end-shape="id6" svg:d="M18780 15287h4191" svg:viewBox="0 0 4192 1">
            <text:p/>
          </draw:connector>
          <draw:frame draw:style-name="gr9" draw:text-style-name="P8" draw:layer="layout" svg:width="1.27cm" svg:height="0.763cm" svg:x="21.666cm" svg:y="14.335cm">
            <draw:text-box>
              <text:p text:style-name="P7"><text:span text:style-name="T1">0..*</text:span></text:p>
            </draw:text-box>
          </draw:frame>
          <draw:frame draw:style-name="gr10" draw:text-style-name="P8" draw:layer="layout" svg:width="3.048cm" svg:height="1.016cm" svg:x="20.104cm" svg:y="15.351cm">
            <draw:text-box>
              <text:p text:style-name="P7"><text:span text:style-name="T1">+ WorkLogs</text:span></text:p>
            </draw:text-box>
          </draw:frame>
        </draw:g>
        <draw:g>
          <draw:custom-shape draw:style-name="gr3" draw:text-style-name="P4" draw:layer="layout" svg:width="5.969cm" svg:height="1.27cm" svg:x="33.639cm" svg:y="11.668cm">
            <text:p text:style-name="P3"><text:span text:style-name="T1">Employe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5.969cm" svg:height="1.277cm" svg:x="33.639cm" svg:y="12.938cm">
            <text:p text:style-name="P5"><text:span text:style-name="T1">+ Name: string</text:span></text:p>
            <text:p text:style-name="P5"><text:span text:style-name="T1">+ HourlyRate: dou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969cm" svg:height="2.413cm" svg:x="33.639cm" svg:y="14.208cm">
            <text:p text:style-name="P5"><text:span text:style-name="T1">+ CalculatePay(): double</text:span></text:p>
            <text:p text:style-name="P5"><text:span text:style-name="T1">+ Save(): void</text:span></text:p>
            <text:p text:style-name="P5"><text:span text:style-name="T1">+ ReportHours(): stri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7.112cm" svg:height="1.27cm" svg:x="33.004cm" svg:y="18.145cm">
            <text:p text:style-name="P3"><text:span text:style-name="T1">Departmen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7.112cm" svg:height="1.277cm" svg:x="33.004cm" svg:y="19.415cm">
            <text:p text:style-name="P5"><text:span text:style-name="T1">+ Name: string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7.112cm" svg:height="2.413cm" svg:x="33.004cm" svg:y="20.685cm">
            <text:p text:style-name="P5"><text:span text:style-name="T1">+ CalculateWageCosts(): double</text:span></text:p>
            <text:p text:style-name="P5"><text:span text:style-name="T1">+ Save(): void</text:span></text:p>
            <text:p text:style-name="P5"><text:span text:style-name="T1">+ ReportHours(): string</text:span></text:p>
            <draw:enhanced-geometry svg:viewBox="0 0 21600 21600" draw:type="rectangle" draw:enhanced-path="M 0 0 L 21600 0 21600 21600 0 21600 0 0 Z N"/>
          </draw:custom-shape>
        </draw:g>
        <draw:g>
          <draw:g xml:id="id7" draw:id="id7">
            <draw:custom-shape draw:style-name="gr3" draw:text-style-name="P4" draw:layer="layout" svg:width="5.969cm" svg:height="1.27cm" svg:x="14.411cm" svg:y="19.288cm">
              <text:p text:style-name="P3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5.969cm" svg:height="1.277cm" svg:x="14.411cm" svg:y="20.558cm">
              <text:p text:style-name="P5"><text:span text:style-name="T1">+ Name: string</text:span></text:p>
              <text:p text:style-name="P5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6" draw:layer="layout" svg:width="5.969cm" svg:height="2.413cm" svg:x="14.411cm" svg:y="21.828cm">
              <text:p text:style-name="P5"><text:span text:style-name="T1">+ CalculatePay(): double</text:span></text:p>
              <text:p text:style-name="P5"><text:span text:style-name="T1">+ Save(): void</text:span></text:p>
              <text:p text:style-name="P5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3" draw:text-style-name="P4" draw:layer="layout" svg:width="5.969cm" svg:height="1.27cm" svg:x="24.571cm" svg:y="20.05cm">
              <text:p text:style-name="P3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5.969cm" svg:height="1.524cm" svg:x="24.571cm" svg:y="21.32cm">
              <text:p text:style-name="P5"><text:span text:style-name="T1">+ Date: DateTime</text:span></text:p>
              <text:p text:style-name="P5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69cm" svg:height="0.635cm" svg:x="24.571cm" svg:y="22.84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0.38cm" svg:y1="21.764cm" svg:x2="24.571cm" svg:y2="21.764cm" draw:start-shape="id7" draw:start-glue-point="1" draw:end-shape="id8" svg:d="M20380 21764h4191" svg:viewBox="0 0 4192 1">
            <text:p/>
          </draw:connector>
          <draw:frame draw:style-name="gr9" draw:text-style-name="P8" draw:layer="layout" svg:width="1.27cm" svg:height="0.763cm" svg:x="23.266cm" svg:y="20.812cm">
            <draw:text-box>
              <text:p text:style-name="P7"><text:span text:style-name="T1">0..*</text:span></text:p>
            </draw:text-box>
          </draw:frame>
          <draw:frame draw:style-name="gr10" draw:text-style-name="P8" draw:layer="layout" svg:width="3.048cm" svg:height="1.016cm" svg:x="21.704cm" svg:y="21.828cm">
            <draw:text-box>
              <text:p text:style-name="P7"><text:span text:style-name="T1">+ WorkLogs</text:span></text:p>
            </draw:text-box>
          </draw:frame>
          <draw:g xml:id="id9" draw:id="id9">
            <draw:custom-shape draw:style-name="gr11" draw:text-style-name="P4" draw:layer="layout" svg:width="7.112cm" svg:height="1.27cm" svg:x="2.989cm" svg:y="19.288cm">
              <text:p text:style-name="P3"><text:span text:style-name="T1">Department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6" draw:layer="layout" svg:width="7.112cm" svg:height="1.277cm" svg:x="2.989cm" svg:y="20.558cm">
              <text:p text:style-name="P5"><text:span text:style-name="T1">+ Name: string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7.112cm" svg:height="2.413cm" svg:x="2.989cm" svg:y="21.828cm">
              <text:p text:style-name="P5"><text:span text:style-name="T1">+ CalculateWageCosts(): </text:span><text:span text:style-name="T1">double</text:span></text:p>
              <text:p text:style-name="P5"><text:span text:style-name="T1">+ Save(): void</text:span></text:p>
              <text:p text:style-name="P5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0.101cm" svg:y1="21.764cm" svg:x2="14.411cm" svg:y2="21.764cm" draw:start-shape="id9" draw:end-shape="id7" draw:end-glue-point="3" svg:d="M10101 21764h4310" svg:viewBox="0 0 4311 1">
            <text:p/>
          </draw:connector>
          <draw:frame draw:style-name="gr9" draw:text-style-name="P8" draw:layer="layout" svg:width="1.27cm" svg:height="0.763cm" svg:x="13.266cm" svg:y="20.813cm">
            <draw:text-box>
              <text:p text:style-name="P7"><text:span text:style-name="T1">0..*</text:span></text:p>
            </draw:text-box>
          </draw:frame>
          <draw:frame draw:style-name="gr14" draw:text-style-name="P8" draw:layer="layout" svg:width="3.165cm" svg:height="1.275cm" svg:x="11.287cm" svg:y="21.828cm">
            <draw:text-box>
              <text:p text:style-name="P7"><text:span text:style-name="T1">+ Employees</text:span></text:p>
            </draw:text-box>
          </draw:frame>
        </draw:g>
      </draw:page>
      <draw:page draw:name="page2" draw:style-name="dp1" draw:master-page-name="Default">
        <draw:g>
          <draw:custom-shape draw:style-name="gr15" draw:text-style-name="P10" draw:layer="layout" svg:width="15.367cm" svg:height="9.144cm" svg:x="14.208cm" svg:y="9.89cm">
            <text:p text:style-name="P9">Acme Corp. Organization Chart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2" xml:id="id11" draw:id="id11" draw:layer="layout" svg:width="3.683cm" svg:height="1.651cm" svg:x="20.05cm" svg:y="12.049cm">
              <text:p text:style-name="P1">CEO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10" draw:id="id10" draw:layer="layout" svg:width="3.683cm" svg:height="1.651cm" svg:x="15.605cm" svg:y="16.113cm">
              <text:p text:style-name="P1">CFO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12" draw:id="id12" draw:layer="layout" svg:width="3.683cm" svg:height="1.651cm" svg:x="20.05cm" svg:y="16.113cm">
              <text:p text:style-name="P1">CTO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13" draw:id="id13" draw:layer="layout" svg:width="3.683cm" svg:height="1.651cm" svg:x="24.495cm" svg:y="16.113cm">
              <text:p text:style-name="P1">COO</text:p>
              <draw:enhanced-geometry svg:viewBox="0 0 21600 21600" draw:type="rectangle" draw:enhanced-path="M 0 0 L 21600 0 21600 21600 0 21600 0 0 Z N"/>
            </draw:custom-shape>
            <draw:connector draw:style-name="gr2" draw:text-style-name="P1" draw:layer="layout" draw:line-skew="-0.063cm" svg:x1="17.446cm" svg:y1="16.113cm" svg:x2="21.891cm" svg:y2="13.7cm" draw:start-shape="id10" draw:start-glue-point="0" draw:end-shape="id11" draw:end-glue-point="2" svg:d="M17446 16113v-1270h4445v-1143" svg:viewBox="0 0 4446 2414">
              <text:p/>
            </draw:connector>
            <draw:connector draw:style-name="gr2" draw:text-style-name="P1" draw:layer="layout" svg:x1="21.891cm" svg:y1="16.113cm" svg:x2="21.892cm" svg:y2="13.701cm" draw:start-shape="id12" draw:start-glue-point="0" svg:d="M21891 16113v-1457h1v-955" svg:viewBox="0 0 2 2413">
              <text:p/>
            </draw:connector>
            <draw:connector draw:style-name="gr2" draw:text-style-name="P1" draw:layer="layout" draw:line-skew="0.187cm" svg:x1="26.336cm" svg:y1="16.113cm" svg:x2="21.893cm" svg:y2="13.701cm" draw:start-shape="id13" draw:start-glue-point="0" svg:d="M26336 16113v-1270h-4443v-1142" svg:viewBox="0 0 4444 2413">
              <text:p/>
            </draw:connector>
          </draw:g>
        </draw:g>
      </draw:page>
      <draw:page draw:name="page3" draw:style-name="dp1" draw:master-page-name="Default">
        <draw:g>
          <draw:custom-shape draw:style-name="gr16" draw:text-style-name="P10" draw:layer="layout" svg:width="23.114cm" svg:height="8.509cm" svg:x="9.763cm" svg:y="10.525cm">
            <text:p text:style-name="P9">Acme Corp. Employee Management System</text:p>
            <draw:enhanced-geometry svg:viewBox="0 0 21600 21600" draw:type="rectangle" draw:enhanced-path="M 0 0 L 21600 0 21600 21600 0 21600 0 0 Z N"/>
          </draw:custom-shape>
          <draw:g>
            <draw:g xml:id="id14" draw:id="id14">
              <draw:custom-shape draw:style-name="gr3" draw:text-style-name="P4" draw:layer="layout" svg:width="5.969cm" svg:height="1.27cm" svg:x="12.049cm" svg:y="12.738cm">
                <text:p text:style-name="P3"><text:span text:style-name="T1">Employe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2" draw:layer="layout" svg:width="5.969cm" svg:height="1.516cm" svg:x="12.049cm" svg:y="13.954cm">
                <text:p text:style-name="P11"><text:span text:style-name="T1">+ Name: string</text:span></text:p>
                <text:p text:style-name="P11"><text:span text:style-name="T1">+ HourlyRate: </text:span><text:span text:style-name="T1">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layout" svg:width="5.969cm" svg:height="2.413cm" svg:x="12.049cm" svg:y="15.478cm">
                <text:p text:style-name="P5"><text:span text:style-name="T1">+ CalculatePay(): double</text:span></text:p>
                <text:p text:style-name="P5"><text:span text:style-name="T1">+ Save(): void</text:span></text:p>
                <text:p text:style-name="P5"><text:span text:style-name="T1">+ ReportHours(): string</text:span></text:p>
                <draw:enhanced-geometry svg:viewBox="0 0 21600 21600" draw:type="rectangle" draw:enhanced-path="M 0 0 L 21600 0 21600 21600 0 21600 0 0 Z N"/>
              </draw:custom-shape>
            </draw:g>
            <draw:g xml:id="id15" draw:id="id15">
              <draw:custom-shape draw:style-name="gr3" draw:text-style-name="P4" draw:layer="layout" svg:width="5.969cm" svg:height="1.27cm" svg:x="24.621cm" svg:y="13.6cm">
                <text:p text:style-name="P3"><text:span text:style-name="T1">WorkLog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layout" svg:width="5.969cm" svg:height="1.524cm" svg:x="24.621cm" svg:y="14.87cm">
                <text:p text:style-name="P5"><text:span text:style-name="T1">+ Date: DateTime</text:span></text:p>
                <text:p text:style-name="P5"><text:span text:style-name="T1">+ Duration: TimeSpan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6" draw:layer="layout" svg:width="5.969cm" svg:height="0.635cm" svg:x="24.621cm" svg:y="16.394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8" draw:text-style-name="P1" draw:layer="layout" svg:x1="18.018cm" svg:y1="15.314cm" svg:x2="24.621cm" svg:y2="15.314cm" draw:start-shape="id14" draw:start-glue-point="1" draw:end-shape="id15" svg:d="M18018 15314h6603" svg:viewBox="0 0 6604 1">
              <text:p/>
            </draw:connector>
            <draw:frame draw:style-name="gr18" draw:text-style-name="P8" draw:layer="layout" svg:width="1.27cm" svg:height="0.763cm" svg:x="23.316cm" svg:y="14.335cm">
              <draw:text-box>
                <text:p text:style-name="P7"><text:span text:style-name="T1">0..*</text:span></text:p>
              </draw:text-box>
            </draw:frame>
            <draw:frame draw:style-name="gr10" draw:text-style-name="P8" draw:layer="layout" svg:width="3.048cm" svg:height="1.016cm" svg:x="21.754cm" svg:y="15.351cm">
              <draw:text-box>
                <text:p text:style-name="P7"><text:span text:style-name="T1">+ WorkLogs</text:span></text:p>
              </draw:text-box>
            </draw:frame>
          </draw:g>
        </draw:g>
      </draw:page>
      <draw:page draw:name="page4" draw:style-name="dp1" draw:master-page-name="Default">
        <draw:custom-shape draw:style-name="gr19" draw:text-style-name="P13" draw:layer="layout" svg:width="28.702cm" svg:height="13.208cm" svg:x="6.842cm" svg:y="8.493cm">
          <text:p text:style-name="P9">Responsibilities / Reasons for Change</text:p>
          <draw:enhanced-geometry svg:viewBox="0 0 21600 21600" draw:type="rectangle" draw:enhanced-path="M 0 0 L 21600 0 21600 21600 0 21600 0 0 Z N"/>
        </draw:custom-shape>
        <draw:g>
          <draw:g>
            <draw:custom-shape draw:style-name="gr20" draw:text-style-name="P4" draw:layer="layout" svg:width="5.969cm" svg:height="1.774cm" svg:x="27.543cm" svg:y="13.681cm">
              <text:p text:style-name="P3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5.969cm" svg:height="1.443cm" svg:x="27.543cm" svg:y="15.478cm">
              <text:p text:style-name="P11"><text:span text:style-name="T1">+ </text:span><text:span text:style-name="T1">Na</text:span><text:span text:style-name="T1">me: </text:span><text:span text:style-name="T1">stri</text:span><text:span text:style-name="T1">ng</text:span></text:p>
              <text:p text:style-name="P11"><text:span text:style-name="T1">+ </text:span><text:span text:style-name="T1">Ho</text:span><text:span text:style-name="T1">urly</text:span><text:span text:style-name="T1">Rat</text:span><text:span text:style-name="T1">e: </text:span><text:span text:style-name="T1">dou</text:span><text:span text:style-name="T1">ble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6" draw:layer="layout" svg:width="5.969cm" svg:height="3.372cm" svg:x="27.543cm" svg:y="16.932cm">
              <text:p text:style-name="P5"><text:span text:style-name="T1">+ CalculatePay(): </text:span><text:span text:style-name="T1">double</text:span></text:p>
              <text:p text:style-name="P5"><text:span text:style-name="T1"/></text:p>
              <text:p text:style-name="P5"><text:span text:style-name="T1">+ Save(): void</text:span></text:p>
              <text:p text:style-name="P5"><text:span text:style-name="T1"/></text:p>
              <text:p text:style-name="P5"><text:span text:style-name="T1">+ ReportHours(): </text:span><text:span text:style-name="T1">string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4" xml:id="id20" draw:id="id20" draw:layer="layout" svg:width="6.985cm" svg:height="0.889cm" svg:x="27.035cm" svg:y="17.12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4" xml:id="id21" draw:id="id21" draw:layer="layout" svg:width="6.985cm" svg:height="0.889cm" svg:x="27.035cm" svg:y="18.1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xml:id="id22" draw:id="id22" draw:layer="layout" svg:width="6.985cm" svg:height="0.889cm" svg:x="27.035cm" svg:y="19.22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xml:id="id17" draw:id="id17" draw:layer="layout" svg:width="3.683cm" svg:height="1.651cm" svg:x="12.684cm" svg:y="10.525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26" draw:text-style-name="P16" xml:id="id16" draw:id="id16" draw:layer="layout" svg:width="3.683cm" svg:height="1.651cm" svg:x="8.239cm" svg:y="14.589cm">
            <text:p text:style-name="P15"><text:span text:style-name="T2">CO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xml:id="id18" draw:id="id18" draw:layer="layout" svg:width="3.683cm" svg:height="1.651cm" svg:x="12.684cm" svg:y="14.589cm">
            <text:p text:style-name="P17"><text:span text:style-name="T3">CTO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0" xml:id="id19" draw:id="id19" draw:layer="layout" svg:width="3.683cm" svg:height="1.651cm" svg:x="17.129cm" svg:y="14.589cm">
            <text:p text:style-name="P19"><text:span text:style-name="T4">CFO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10.08cm" svg:y1="14.589cm" svg:x2="14.525cm" svg:y2="12.176cm" draw:start-shape="id16" draw:start-glue-point="0" draw:end-shape="id17" draw:end-glue-point="2" svg:d="M10080 14589v-1270h4445v-1143" svg:viewBox="0 0 4446 2414">
            <text:p/>
          </draw:connector>
          <draw:connector draw:style-name="gr2" draw:text-style-name="P1" draw:layer="layout" svg:x1="14.525cm" svg:y1="14.589cm" svg:x2="14.526cm" svg:y2="12.177cm" draw:start-shape="id18" draw:start-glue-point="0" svg:d="M14525 14589v-1457h1v-955" svg:viewBox="0 0 2 2413">
            <text:p/>
          </draw:connector>
          <draw:connector draw:style-name="gr2" draw:text-style-name="P1" draw:layer="layout" draw:line-skew="0.187cm" svg:x1="18.97cm" svg:y1="14.589cm" svg:x2="14.527cm" svg:y2="12.177cm" draw:start-shape="id19" draw:start-glue-point="0" svg:d="M18970 14589v-1270h-4443v-1142" svg:viewBox="0 0 4444 2413">
            <text:p/>
          </draw:connector>
          <draw:connector draw:style-name="gr29" draw:text-style-name="P1" draw:layer="layout" svg:x1="18.97cm" svg:y1="16.24cm" svg:x2="27.035cm" svg:y2="17.573cm" draw:start-shape="id19" draw:start-glue-point="2" draw:end-shape="id20" draw:end-glue-point="3" svg:d="M18970 16240v1333h8065" svg:viewBox="0 0 8066 1334">
            <text:p/>
          </draw:connector>
          <draw:connector draw:style-name="gr30" draw:text-style-name="P1" draw:layer="layout" svg:x1="14.525cm" svg:y1="16.24cm" svg:x2="27.035cm" svg:y2="18.573cm" draw:start-shape="id18" draw:start-glue-point="2" draw:end-shape="id21" draw:end-glue-point="3" svg:d="M14525 16240v2333h12510" svg:viewBox="0 0 12511 2334">
            <text:p/>
          </draw:connector>
          <draw:connector draw:style-name="gr31" draw:text-style-name="P1" draw:layer="layout" svg:x1="10.08cm" svg:y1="16.24cm" svg:x2="27.035cm" svg:y2="19.673cm" draw:start-shape="id16" draw:start-glue-point="2" draw:end-shape="id22" draw:end-glue-point="3" svg:d="M10080 16240v3433h16955" svg:viewBox="0 0 16956 3434">
            <text:p/>
          </draw:connector>
          <draw:frame draw:style-name="gr32" draw:text-style-name="P22" draw:layer="layout" svg:width="6.731cm" svg:height="0.889cm" svg:x="19.923cm" svg:y="16.875cm">
            <draw:text-box>
              <text:p text:style-name="P21"><text:span text:style-name="T5">responsible for requirements </text:span><text:span text:style-name="T5">of</text:span></text:p>
            </draw:text-box>
          </draw:frame>
          <draw:frame draw:style-name="gr32" draw:text-style-name="P24" draw:layer="layout" svg:width="6.731cm" svg:height="0.889cm" svg:x="19.924cm" svg:y="17.876cm">
            <draw:text-box>
              <text:p text:style-name="P23"><text:span text:style-name="T6">responsible for requirements </text:span><text:span text:style-name="T6">of</text:span></text:p>
            </draw:text-box>
          </draw:frame>
          <draw:frame draw:style-name="gr32" draw:text-style-name="P26" draw:layer="layout" svg:width="6.731cm" svg:height="0.889cm" svg:x="19.925cm" svg:y="18.977cm">
            <draw:text-box>
              <text:p text:style-name="P25"><text:span text:style-name="T7">responsible for requirements </text:span><text:span text:style-name="T7">of</text:span></text:p>
            </draw:text-box>
          </draw:frame>
        </draw:g>
      </draw:page>
      <draw:page draw:name="page5" draw:style-name="dp1" draw:master-page-name="Default">
        <draw:g>
          <draw:custom-shape draw:style-name="gr33" draw:text-style-name="P10" draw:layer="layout" svg:width="35.179cm" svg:height="7.747cm" svg:x="3.413cm" svg:y="10.779cm">
            <text:p text:style-name="P9">Method Coupling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4" draw:layer="layout" svg:width="7.239cm" svg:height="1.27cm" svg:x="4.937cm" svg:y="12.33cm">
              <text:p text:style-name="P3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7.239cm" svg:height="1.397cm" svg:x="4.937cm" svg:y="13.573cm">
              <text:p text:style-name="P11"><text:span text:style-name="T1">+ Name: string</text:span></text:p>
              <text:p text:style-name="P11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36" draw:text-style-name="P6" draw:layer="layout" svg:width="7.239cm" svg:height="2.913cm" svg:x="4.937cm" svg:y="14.87cm">
              <text:p text:style-name="P5"><text:span text:style-name="T8">- PrivateHelperMethod(): </text:span><text:span text:style-name="T8">void</text:span></text:p>
              <text:p text:style-name="P5"><text:span text:style-name="T1">+ CalculatePay(): double</text:span></text:p>
              <text:p text:style-name="P5"><text:span text:style-name="T1">+ Save(): void</text:span></text:p>
              <text:p text:style-name="P5"><text:span text:style-name="T1">+ ReportHours(): strin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27" xml:id="id23" draw:id="id23" draw:layer="layout" svg:width="8.001cm" svg:height="2.032cm" svg:x="15.637cm" svg:y="12.65cm">
              <text:p text:style-name="P1"><text:span text:style-name="T1">+ CalculatePay(): doub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7" xml:id="id25" draw:id="id25" draw:layer="layout" svg:width="8.001cm" svg:height="2.032cm" svg:x="15.637cm" svg:y="15.351cm">
              <text:p text:style-name="P1"><text:span text:style-name="T1">+ ReportHours(): string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9" xml:id="id24" draw:id="id24" draw:layer="layout" svg:width="8.001cm" svg:height="2.032cm" svg:x="29.448cm" svg:y="14.174cm">
              <text:p text:style-name="P28"><text:span text:style-name="T9">- </text:span><text:span text:style-name="T9">PrivateHelperMethod(): </text:span><text:span text:style-name="T9">voi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8" draw:text-style-name="P1" draw:layer="layout" draw:type="curve" svg:x1="23.638cm" svg:y1="13.666cm" svg:x2="29.448cm" svg:y2="15.19cm" draw:start-shape="id23" draw:start-glue-point="10" draw:end-shape="id24" draw:end-glue-point="6" svg:d="M23638 13666c4357 0 1453 1524 5810 1524" svg:viewBox="0 0 5811 1525">
              <text:p/>
            </draw:connector>
            <draw:connector draw:style-name="gr38" draw:text-style-name="P1" draw:layer="layout" draw:type="curve" svg:x1="23.638cm" svg:y1="16.367cm" svg:x2="29.448cm" svg:y2="15.19cm" draw:start-shape="id25" draw:start-glue-point="10" draw:end-shape="id24" draw:end-glue-point="6" svg:d="M23638 16367c4357 0 1453-1177 5810-1177" svg:viewBox="0 0 5811 1178">
              <text:p/>
            </draw:connector>
            <draw:frame draw:style-name="gr39" draw:text-style-name="P31" draw:layer="layout" svg:width="1.905cm" svg:height="0.725cm" svg:x="23.987cm" svg:y="12.975cm">
              <draw:text-box>
                <text:p text:style-name="P30"><text:span text:style-name="T10">calls</text:span></text:p>
              </draw:text-box>
            </draw:frame>
            <draw:frame draw:style-name="gr39" draw:text-style-name="P31" draw:layer="layout" svg:width="1.905cm" svg:height="0.725cm" svg:x="23.988cm" svg:y="16.376cm">
              <draw:text-box>
                <text:p text:style-name="P30"><text:span text:style-name="T10">calls</text:span></text:p>
              </draw:text-box>
            </draw:frame>
          </draw:g>
        </draw:g>
      </draw:page>
      <draw:page draw:name="page6" draw:style-name="dp1" draw:master-page-name="Default">
        <draw:g>
          <draw:custom-shape draw:style-name="gr40" draw:text-style-name="P10" draw:layer="layout" svg:width="34.671cm" svg:height="23.495cm" svg:x="3.032cm" svg:y="3.032cm">
            <text:p text:style-name="P9">Reorganized Design</text:p>
            <draw:enhanced-geometry svg:viewBox="0 0 21600 21600" draw:type="rectangle" draw:enhanced-path="M 0 0 L 21600 0 21600 21600 0 21600 0 0 Z N"/>
          </draw:custom-shape>
          <draw:g xml:id="id26" draw:id="id26">
            <draw:custom-shape draw:style-name="gr41" draw:text-style-name="P33" draw:layer="layout" svg:width="9.398cm" svg:height="1.27cm" svg:x="26.781cm" svg:y="13.696cm">
              <text:p text:style-name="P32"><text:span text:style-name="T11">Calculator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6" draw:layer="layout" svg:width="9.398cm" svg:height="0.762cm" svg:x="26.781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35" draw:layer="layout" svg:width="9.398cm" svg:height="2.413cm" svg:x="26.781cm" svg:y="15.736cm">
              <text:p text:style-name="P34"><text:span text:style-name="T11">+ </text:span><text:span text:style-name="T11">Cal</text:span><text:span text:style-name="T11">cul</text:span><text:span text:style-name="T11">ate</text:span><text:span text:style-name="T11">Pay</text:span><text:span text:style-name="T11">(e: </text:span><text:span text:style-name="T11">Em</text:span><text:span text:style-name="T11">plo</text:span><text:span text:style-name="T11">yee</text:span><text:span text:style-name="T11">): </text:span><text:span text:style-name="T11">dou</text:span><text:span text:style-name="T11">ble</text:span></text:p>
              <draw:enhanced-geometry svg:viewBox="0 0 21600 21600" draw:type="rectangle" draw:enhanced-path="M 0 0 L 21600 0 21600 21600 0 21600 0 0 Z N"/>
            </draw:custom-shape>
          </draw:g>
          <draw:g xml:id="id28" draw:id="id28">
            <draw:custom-shape draw:style-name="gr44" draw:text-style-name="P37" draw:layer="layout" svg:width="9.398cm" svg:height="1.27cm" svg:x="15.224cm" svg:y="13.696cm">
              <text:p text:style-name="P36"><text:span text:style-name="T12">Repository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6" draw:layer="layout" svg:width="9.398cm" svg:height="0.762cm" svg:x="15.224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9" draw:layer="layout" svg:width="9.398cm" svg:height="2.413cm" svg:x="15.224cm" svg:y="15.736cm">
              <text:p text:style-name="P38"><text:span text:style-name="T12">+ Save(e: </text:span><text:span text:style-name="T12">Employee): </text:span><text:span text:style-name="T12">void</text:span></text:p>
              <draw:enhanced-geometry svg:viewBox="0 0 21600 21600" draw:type="rectangle" draw:enhanced-path="M 0 0 L 21600 0 21600 21600 0 21600 0 0 Z N"/>
            </draw:custom-shape>
          </draw:g>
          <draw:g xml:id="id29" draw:id="id29">
            <draw:custom-shape draw:style-name="gr47" draw:text-style-name="P41" draw:layer="layout" svg:width="9.398cm" svg:height="1.27cm" svg:x="4.302cm" svg:y="13.696cm">
              <text:p text:style-name="P40"><text:span text:style-name="T13">R</text:span><text:span text:style-name="T13">ep</text:span><text:span text:style-name="T13">or</text:span><text:span text:style-name="T13">tG</text:span><text:span text:style-name="T13">en</text:span><text:span text:style-name="T13">er</text:span><text:span text:style-name="T13">at</text:span><text:span text:style-name="T13">or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9.398cm" svg:height="0.762cm" svg:x="4.302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43" draw:layer="layout" svg:width="9.398cm" svg:height="2.413cm" svg:x="4.302cm" svg:y="15.736cm">
              <text:p text:style-name="P42"><text:span text:style-name="T13">+ ReportHours(e: Employee): string</text:span></text:p>
              <draw:enhanced-geometry svg:viewBox="0 0 21600 21600" draw:type="rectangle" draw:enhanced-path="M 0 0 L 21600 0 21600 21600 0 21600 0 0 Z N"/>
            </draw:custom-shape>
          </draw:g>
          <draw:connector draw:style-name="gr50" draw:text-style-name="P1" draw:layer="layout" draw:line-skew="0.039cm" svg:x1="31.48cm" svg:y1="18.149cm" svg:x2="19.923cm" svg:y2="22.29cm" draw:start-shape="id26" draw:start-glue-point="2" draw:end-shape="id27" draw:end-glue-point="0" svg:d="M31480 18149v2109h-11557v2032" svg:viewBox="0 0 11558 4142">
            <text:p/>
          </draw:connector>
          <draw:connector draw:style-name="gr50" draw:text-style-name="P1" draw:layer="layout" svg:x1="19.923cm" svg:y1="18.149cm" svg:x2="19.923cm" svg:y2="22.29cm" draw:start-shape="id28" draw:end-shape="id27" svg:d="M19923 18149v4141" svg:viewBox="0 0 1 4142">
            <text:p/>
          </draw:connector>
          <draw:connector draw:style-name="gr50" draw:text-style-name="P1" draw:layer="layout" draw:line-skew="0.039cm" svg:x1="9.001cm" svg:y1="18.149cm" svg:x2="19.923cm" svg:y2="22.29cm" draw:start-shape="id29" draw:start-glue-point="2" draw:end-shape="id27" svg:d="M9001 18149v2109h10922v2032" svg:viewBox="0 0 10923 4142">
            <text:p/>
          </draw:connector>
          <draw:custom-shape draw:style-name="gr1" draw:text-style-name="P2" xml:id="id31" draw:id="id31" draw:layer="layout" svg:width="3.683cm" svg:height="1.651cm" svg:x="18.082cm" svg:y="4.189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26" draw:text-style-name="P16" xml:id="id30" draw:id="id30" draw:layer="layout" svg:width="3.683cm" svg:height="1.651cm" svg:x="7.16cm" svg:y="8.253cm">
            <text:p text:style-name="P15"><text:span text:style-name="T2">CO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xml:id="id32" draw:id="id32" draw:layer="layout" svg:width="3.683cm" svg:height="1.651cm" svg:x="18.082cm" svg:y="8.253cm">
            <text:p text:style-name="P17"><text:span text:style-name="T3">CTO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0" xml:id="id33" draw:id="id33" draw:layer="layout" svg:width="3.683cm" svg:height="1.651cm" svg:x="29.639cm" svg:y="8.253cm">
            <text:p text:style-name="P19"><text:span text:style-name="T4">C</text:span><text:span text:style-name="T4">F</text:span><text:span text:style-name="T4">O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9.001cm" svg:y1="8.253cm" svg:x2="19.923cm" svg:y2="5.84cm" draw:start-shape="id30" draw:start-glue-point="0" draw:end-shape="id31" draw:end-glue-point="2" svg:d="M9001 8253v-1270h10922v-1143" svg:viewBox="0 0 10923 2414">
            <text:p/>
          </draw:connector>
          <draw:connector draw:style-name="gr2" draw:text-style-name="P1" draw:layer="layout" svg:x1="19.923cm" svg:y1="8.253cm" svg:x2="19.918cm" svg:y2="5.841cm" draw:start-shape="id32" draw:start-glue-point="0" svg:d="M19923 8253v-1457h-5v-955" svg:viewBox="0 0 6 2413">
            <text:p/>
          </draw:connector>
          <draw:connector draw:style-name="gr2" draw:text-style-name="P1" draw:layer="layout" draw:line-skew="0.187cm" svg:x1="31.48cm" svg:y1="8.253cm" svg:x2="19.904cm" svg:y2="5.841cm" draw:start-shape="id33" draw:start-glue-point="0" svg:d="M31480 8253v-1270h-11576v-1142" svg:viewBox="0 0 11577 2413">
            <text:p/>
          </draw:connector>
          <draw:g xml:id="id27" draw:id="id27">
            <draw:custom-shape draw:style-name="gr3" draw:text-style-name="P4" draw:layer="layout" svg:width="5.969cm" svg:height="1.27cm" svg:x="16.939cm" svg:y="22.29cm">
              <text:p text:style-name="P3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5.969cm" svg:height="1.277cm" svg:x="16.939cm" svg:y="23.56cm">
              <text:p text:style-name="P5"><text:span text:style-name="T1">+ Name: string</text:span></text:p>
              <text:p text:style-name="P5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69cm" svg:height="0.635cm" svg:x="16.939cm" svg:y="24.83cm">
              <text:p text:style-name="P5"><text:span text:style-name="T1"/></text:p>
              <draw:enhanced-geometry svg:viewBox="0 0 21600 21600" draw:type="rectangle" draw:enhanced-path="M 0 0 L 21600 0 21600 21600 0 21600 0 0 Z N"/>
            </draw:custom-shape>
          </draw:g>
          <draw:g xml:id="id34" draw:id="id34">
            <draw:custom-shape draw:style-name="gr3" draw:text-style-name="P4" draw:layer="layout" svg:width="5.969cm" svg:height="1.27cm" svg:x="27.233cm" svg:y="22.163cm">
              <text:p text:style-name="P3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5.969cm" svg:height="1.524cm" svg:x="27.233cm" svg:y="23.433cm">
              <text:p text:style-name="P5"><text:span text:style-name="T1">+ Date: DateTime</text:span></text:p>
              <text:p text:style-name="P5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69cm" svg:height="0.635cm" svg:x="27.233cm" svg:y="24.95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2.908cm" svg:y1="23.877cm" svg:x2="27.233cm" svg:y2="23.877cm" draw:start-shape="id27" draw:start-glue-point="1" draw:end-shape="id34" svg:d="M22908 23877h4325" svg:viewBox="0 0 4326 1">
            <text:p/>
          </draw:connector>
          <draw:frame draw:style-name="gr9" draw:text-style-name="P8" draw:layer="layout" svg:width="1.27cm" svg:height="0.763cm" svg:x="25.928cm" svg:y="22.925cm">
            <draw:text-box>
              <text:p text:style-name="P7"><text:span text:style-name="T1">0..*</text:span></text:p>
            </draw:text-box>
          </draw:frame>
          <draw:frame draw:style-name="gr10" draw:text-style-name="P8" draw:layer="layout" svg:width="3.048cm" svg:height="1.016cm" svg:x="24.366cm" svg:y="23.941cm">
            <draw:text-box>
              <text:p text:style-name="P7"><text:span text:style-name="T1">+ WorkLogs</text:span></text:p>
            </draw:text-box>
          </draw:frame>
          <draw:connector draw:style-name="gr31" draw:text-style-name="P1" draw:layer="layout" svg:x1="9.001cm" svg:y1="9.904cm" svg:x2="9.001cm" svg:y2="13.696cm" draw:start-shape="id30" draw:start-glue-point="2" draw:end-shape="id29" svg:d="M9001 9904v3792" svg:viewBox="0 0 1 3793">
            <text:p/>
          </draw:connector>
          <draw:connector draw:style-name="gr30" draw:text-style-name="P1" draw:layer="layout" svg:x1="19.923cm" svg:y1="9.904cm" svg:x2="19.923cm" svg:y2="13.696cm" draw:start-shape="id32" draw:start-glue-point="2" draw:end-shape="id28" svg:d="M19923 9904v3792" svg:viewBox="0 0 1 3793">
            <text:p/>
          </draw:connector>
          <draw:connector draw:style-name="gr29" draw:text-style-name="P1" draw:layer="layout" svg:x1="31.48cm" svg:y1="9.904cm" svg:x2="31.48cm" svg:y2="13.696cm" draw:start-shape="id33" draw:start-glue-point="2" draw:end-shape="id26" svg:d="M31480 9904v3792" svg:viewBox="0 0 1 3793">
            <text:p/>
          </draw:connector>
          <draw:frame draw:style-name="gr32" draw:text-style-name="P22" draw:layer="layout" svg:width="6.731cm" svg:height="0.889cm" svg:x="28.115cm" svg:y="11.097cm">
            <draw:text-box>
              <text:p text:style-name="P21"><text:span text:style-name="T5">responsible for requirements </text:span><text:span text:style-name="T5">of</text:span></text:p>
            </draw:text-box>
          </draw:frame>
          <draw:frame draw:style-name="gr32" draw:text-style-name="P24" draw:layer="layout" svg:width="6.731cm" svg:height="0.889cm" svg:x="16.558cm" svg:y="11.097cm">
            <draw:text-box>
              <text:p text:style-name="P23"><text:span text:style-name="T6">responsible for requirements </text:span><text:span text:style-name="T6">of</text:span></text:p>
            </draw:text-box>
          </draw:frame>
          <draw:frame draw:style-name="gr32" draw:text-style-name="P26" draw:layer="layout" svg:width="6.731cm" svg:height="0.889cm" svg:x="5.636cm" svg:y="11.097cm">
            <draw:text-box>
              <text:p text:style-name="P25"><text:span text:style-name="T7">responsible for requirements </text:span><text:span text:style-name="T7">of</text:span></text:p>
            </draw:text-box>
          </draw:frame>
        </draw:g>
      </draw:page>
      <draw:page draw:name="page7" draw:style-name="dp1" draw:master-page-name="Default">
        <draw:g>
          <draw:custom-shape draw:style-name="gr51" draw:text-style-name="P10" draw:layer="layout" svg:width="30.48cm" svg:height="8.22cm" svg:x="5.064cm" svg:y="10.941cm">
            <text:p text:style-name="P9">Acme Corp. Employee Management System 2.0</text:p>
            <draw:enhanced-geometry svg:viewBox="0 0 21600 21600" draw:type="rectangle" draw:enhanced-path="M 0 0 L 21600 0 21600 21600 0 21600 0 0 Z N"/>
          </draw:custom-shape>
          <draw:g>
            <draw:g xml:id="id35" draw:id="id35">
              <draw:custom-shape draw:style-name="gr3" draw:text-style-name="P4" draw:layer="layout" svg:width="5.969cm" svg:height="1.27cm" svg:x="18.018cm" svg:y="13.065cm">
                <text:p text:style-name="P3"><text:span text:style-name="T1">Employee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6" draw:layer="layout" svg:width="5.969cm" svg:height="1.277cm" svg:x="18.018cm" svg:y="14.335cm">
                <text:p text:style-name="P5"><text:span text:style-name="T1">+ Name: string</text:span></text:p>
                <text:p text:style-name="P5"><text:span text:style-name="T1">+ HourlyRate: 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layout" svg:width="5.969cm" svg:height="2.413cm" svg:x="18.018cm" svg:y="15.605cm">
                <text:p text:style-name="P5"><text:span text:style-name="T1">+ </text:span><text:span text:style-name="T1">CalculatePay(): </text:span><text:span text:style-name="T1">double</text:span></text:p>
                <text:p text:style-name="P5"><text:span text:style-name="T1">+ Save(): void</text:span></text:p>
                <text:p text:style-name="P5"><text:span text:style-name="T1">+ </text:span><text:span text:style-name="T1">ReportHours(): </text:span><text:span text:style-name="T1">string</text:span></text:p>
                <draw:enhanced-geometry svg:viewBox="0 0 21600 21600" draw:type="rectangle" draw:enhanced-path="M 0 0 L 21600 0 21600 21600 0 21600 0 0 Z N"/>
              </draw:custom-shape>
            </draw:g>
            <draw:g xml:id="id36" draw:id="id36">
              <draw:custom-shape draw:style-name="gr3" draw:text-style-name="P4" draw:layer="layout" svg:width="5.969cm" svg:height="1.27cm" svg:x="28.178cm" svg:y="13.827cm">
                <text:p text:style-name="P3"><text:span text:style-name="T1">WorkLog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layout" svg:width="5.969cm" svg:height="1.524cm" svg:x="28.178cm" svg:y="15.097cm">
                <text:p text:style-name="P5"><text:span text:style-name="T1">+ </text:span><text:span text:style-name="T1">Dat</text:span><text:span text:style-name="T1">e: </text:span><text:span text:style-name="T1">Dat</text:span><text:span text:style-name="T1">eTi</text:span><text:span text:style-name="T1">me</text:span></text:p>
                <text:p text:style-name="P5"><text:span text:style-name="T1">+ </text:span><text:span text:style-name="T1">Dur</text:span><text:span text:style-name="T1">atio</text:span><text:span text:style-name="T1">n: </text:span><text:span text:style-name="T1">Tim</text:span><text:span text:style-name="T1">eSp</text:span><text:span text:style-name="T1">an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6" draw:layer="layout" svg:width="5.969cm" svg:height="0.635cm" svg:x="28.178cm" svg:y="16.621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8" draw:text-style-name="P1" draw:layer="layout" svg:x1="23.987cm" svg:y1="15.541cm" svg:x2="28.178cm" svg:y2="15.541cm" draw:start-shape="id35" draw:start-glue-point="1" draw:end-shape="id36" svg:d="M23987 15541h4191" svg:viewBox="0 0 4192 1">
              <text:p/>
            </draw:connector>
            <draw:frame draw:style-name="gr9" draw:text-style-name="P8" draw:layer="layout" svg:width="1.27cm" svg:height="0.763cm" svg:x="26.873cm" svg:y="14.589cm">
              <draw:text-box>
                <text:p text:style-name="P7"><text:span text:style-name="T1">0..*</text:span></text:p>
              </draw:text-box>
            </draw:frame>
            <draw:frame draw:style-name="gr10" draw:text-style-name="P8" draw:layer="layout" svg:width="3.048cm" svg:height="1.016cm" svg:x="25.311cm" svg:y="15.605cm">
              <draw:text-box>
                <text:p text:style-name="P7"><text:span text:style-name="T1">+ WorkLogs</text:span></text:p>
              </draw:text-box>
            </draw:frame>
            <draw:g xml:id="id37" draw:id="id37">
              <draw:custom-shape draw:style-name="gr11" draw:text-style-name="P4" draw:layer="layout" svg:width="7.112cm" svg:height="1.27cm" svg:x="6.596cm" svg:y="13.065cm">
                <text:p text:style-name="P3"><text:span text:style-name="T1">De</text:span><text:span text:style-name="T1">part</text:span><text:span text:style-name="T1">me</text:span><text:span text:style-name="T1">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6" draw:layer="layout" svg:width="7.112cm" svg:height="1.277cm" svg:x="6.596cm" svg:y="14.335cm">
                <text:p text:style-name="P5"><text:span text:style-name="T1">+ Name: string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6" draw:layer="layout" svg:width="7.112cm" svg:height="2.413cm" svg:x="6.596cm" svg:y="15.605cm">
                <text:p text:style-name="P5"><text:span text:style-name="T1">+ CalculateWageCosts(): </text:span><text:span text:style-name="T1">double</text:span></text:p>
                <text:p text:style-name="P5"><text:span text:style-name="T1">+ Save(): void</text:span></text:p>
                <text:p text:style-name="P5"><text:span text:style-name="T1">+ ReportHours(): string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8" draw:text-style-name="P1" draw:layer="layout" svg:x1="13.708cm" svg:y1="15.541cm" svg:x2="18.018cm" svg:y2="15.541cm" draw:start-shape="id37" draw:end-shape="id35" draw:end-glue-point="3" svg:d="M13708 15541h4310" svg:viewBox="0 0 4311 1">
              <text:p/>
            </draw:connector>
            <draw:frame draw:style-name="gr9" draw:text-style-name="P8" draw:layer="layout" svg:width="1.27cm" svg:height="0.763cm" svg:x="16.873cm" svg:y="14.59cm">
              <draw:text-box>
                <text:p text:style-name="P7"><text:span text:style-name="T1">0..*</text:span></text:p>
              </draw:text-box>
            </draw:frame>
            <draw:frame draw:style-name="gr14" draw:text-style-name="P8" draw:layer="layout" svg:width="3.165cm" svg:height="1.275cm" svg:x="14.894cm" svg:y="15.605cm">
              <draw:text-box>
                <text:p text:style-name="P7"><text:span text:style-name="T1">+ Employees</text:span></text:p>
              </draw:text-box>
            </draw:frame>
          </draw:g>
        </draw:g>
      </draw:page>
      <draw:page draw:name="page8" draw:style-name="dp1" draw:master-page-name="Default">
        <draw:g>
          <draw:custom-shape draw:style-name="gr52" draw:text-style-name="P10" draw:layer="layout" svg:width="38.735cm" svg:height="12.319cm" svg:x="1.635cm" svg:y="7.858cm">
            <text:p text:style-name="P9">Responsibilities / Reasons for Change</text:p>
            <draw:enhanced-geometry svg:viewBox="0 0 21600 21600" draw:type="rectangle" draw:enhanced-path="M 0 0 L 21600 0 21600 21600 0 21600 0 0 Z N"/>
          </draw:custom-shape>
          <draw:g>
            <draw:g>
              <draw:g xml:id="id39" draw:id="id39">
                <draw:custom-shape draw:style-name="gr3" draw:text-style-name="P4" draw:layer="layout" svg:width="5.969cm" svg:height="1.27cm" svg:x="32.488cm" svg:y="13.333cm">
                  <text:p text:style-name="P3"><text:span text:style-name="T1">Employee</text:span></text:p>
                  <draw:enhanced-geometry svg:viewBox="0 0 21600 21600" draw:type="rectangle" draw:enhanced-path="M 0 0 L 21600 0 21600 21600 0 21600 0 0 Z N"/>
                </draw:custom-shape>
                <draw:custom-shape draw:style-name="gr4" draw:text-style-name="P6" draw:layer="layout" svg:width="5.969cm" svg:height="1.277cm" svg:x="32.488cm" svg:y="14.603cm">
                  <text:p text:style-name="P5"><text:span text:style-name="T1">+ Name: string</text:span></text:p>
                  <text:p text:style-name="P5"><text:span text:style-name="T1">+ HourlyRate: double</text:span></text:p>
                  <draw:enhanced-geometry svg:viewBox="0 0 21600 21600" draw:type="rectangle" draw:enhanced-path="M 0 0 L 21600 0 21600 21600 0 21600 0 0 Z N"/>
                </draw:custom-shape>
                <draw:custom-shape draw:style-name="gr53" draw:text-style-name="P6" draw:layer="layout" svg:width="5.969cm" svg:height="3.302cm" svg:x="32.488cm" svg:y="15.873cm">
                  <text:p text:style-name="P5"><text:span text:style-name="T1">+ CalculatePay(): double</text:span></text:p>
                  <text:p text:style-name="P5"><text:span text:style-name="T1"/></text:p>
                  <text:p text:style-name="P5"><text:span text:style-name="T1">+ Save(): void</text:span></text:p>
                  <text:p text:style-name="P5"><text:span text:style-name="T1"/></text:p>
                  <text:p text:style-name="P5"><text:span text:style-name="T1">+ ReportHours(): string</text:span></text:p>
                  <draw:enhanced-geometry svg:viewBox="0 0 21600 21600" draw:type="rectangle" draw:enhanced-path="M 0 0 L 21600 0 21600 21600 0 21600 0 0 Z N"/>
                </draw:custom-shape>
              </draw:g>
              <draw:g xml:id="id38" draw:id="id38">
                <draw:custom-shape draw:style-name="gr11" draw:text-style-name="P4" draw:layer="layout" svg:width="7.112cm" svg:height="1.27cm" svg:x="21.066cm" svg:y="13.333cm">
                  <text:p text:style-name="P3"><text:span text:style-name="T1">Department</text:span></text:p>
                  <draw:enhanced-geometry svg:viewBox="0 0 21600 21600" draw:type="rectangle" draw:enhanced-path="M 0 0 L 21600 0 21600 21600 0 21600 0 0 Z N"/>
                </draw:custom-shape>
                <draw:custom-shape draw:style-name="gr12" draw:text-style-name="P6" draw:layer="layout" svg:width="7.112cm" svg:height="1.277cm" svg:x="21.066cm" svg:y="14.603cm">
                  <text:p text:style-name="P5"><text:span text:style-name="T1">+ Name: </text:span><text:span text:style-name="T1">string</text:span></text:p>
                  <draw:enhanced-geometry svg:viewBox="0 0 21600 21600" draw:type="rectangle" draw:enhanced-path="M 0 0 L 21600 0 21600 21600 0 21600 0 0 Z N"/>
                </draw:custom-shape>
                <draw:custom-shape draw:style-name="gr54" draw:text-style-name="P6" draw:layer="layout" svg:width="7.112cm" svg:height="3.302cm" svg:x="21.066cm" svg:y="15.873cm">
                  <text:p text:style-name="P5"><text:span text:style-name="T1">+ </text:span><text:span text:style-name="T1">Cal</text:span><text:span text:style-name="T1">cul</text:span><text:span text:style-name="T1">ate</text:span><text:span text:style-name="T1">Wa</text:span><text:span text:style-name="T1">ge</text:span><text:span text:style-name="T1">Co</text:span><text:span text:style-name="T1">sts(</text:span><text:span text:style-name="T1">): </text:span><text:span text:style-name="T1">dou</text:span><text:span text:style-name="T1">ble</text:span></text:p>
                  <text:p text:style-name="P5"><text:span text:style-name="T1"/></text:p>
                  <text:p text:style-name="P5"><text:span text:style-name="T1">+ </text:span><text:span text:style-name="T1">Sav</text:span><text:span text:style-name="T1">e(): </text:span><text:span text:style-name="T1">voi</text:span><text:span text:style-name="T1">d</text:span></text:p>
                  <text:p text:style-name="P5"><text:span text:style-name="T1"/></text:p>
                  <text:p text:style-name="P5"><text:span text:style-name="T1">+ </text:span><text:span text:style-name="T1">Re</text:span><text:span text:style-name="T1">port</text:span><text:span text:style-name="T1">Ho</text:span><text:span text:style-name="T1">urs</text:span><text:span text:style-name="T1">(): </text:span><text:span text:style-name="T1">stri</text:span><text:span text:style-name="T1">ng</text:span></text:p>
                  <draw:enhanced-geometry svg:viewBox="0 0 21600 21600" draw:type="rectangle" draw:enhanced-path="M 0 0 L 21600 0 21600 21600 0 21600 0 0 Z N"/>
                </draw:custom-shape>
              </draw:g>
              <draw:connector draw:style-name="gr8" draw:text-style-name="P1" draw:layer="layout" svg:x1="28.178cm" svg:y1="16.254cm" svg:x2="32.488cm" svg:y2="16.254cm" draw:start-shape="id38" draw:end-shape="id39" draw:end-glue-point="3" svg:d="M28178 16254h4310" svg:viewBox="0 0 4311 1">
                <text:p/>
              </draw:connector>
              <draw:frame draw:style-name="gr9" draw:text-style-name="P8" draw:layer="layout" svg:width="1.27cm" svg:height="0.763cm" svg:x="31.343cm" svg:y="15.358cm">
                <draw:text-box>
                  <text:p text:style-name="P7"><text:span text:style-name="T1">0..*</text:span></text:p>
                </draw:text-box>
              </draw:frame>
              <draw:frame draw:style-name="gr14" draw:text-style-name="P8" draw:layer="layout" svg:width="3.165cm" svg:height="1.275cm" svg:x="29.364cm" svg:y="16.373cm">
                <draw:text-box>
                  <text:p text:style-name="P7"><text:span text:style-name="T1">+ Employees</text:span></text:p>
                </draw:text-box>
              </draw:frame>
            </draw:g>
            <draw:custom-shape draw:style-name="gr55" draw:text-style-name="P14" xml:id="id44" draw:id="id44" draw:layer="layout" svg:width="18.415cm" svg:height="0.889cm" svg:x="20.685cm" svg:y="15.986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14" xml:id="id45" draw:id="id45" draw:layer="layout" svg:width="18.415cm" svg:height="0.889cm" svg:x="20.685cm" svg:y="16.986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14" xml:id="id46" draw:id="id46" draw:layer="layout" svg:width="18.415cm" svg:height="0.889cm" svg:x="20.685cm" svg:y="18.08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41" draw:id="id41" draw:layer="layout" svg:width="3.683cm" svg:height="1.651cm" svg:x="7.234cm" svg:y="9.382cm">
              <text:p text:style-name="P1">CEO</text:p>
              <draw:enhanced-geometry svg:viewBox="0 0 21600 21600" draw:type="rectangle" draw:enhanced-path="M 0 0 L 21600 0 21600 21600 0 21600 0 0 Z N"/>
            </draw:custom-shape>
            <draw:custom-shape draw:style-name="gr26" draw:text-style-name="P16" xml:id="id40" draw:id="id40" draw:layer="layout" svg:width="3.683cm" svg:height="1.651cm" svg:x="2.789cm" svg:y="13.446cm">
              <text:p text:style-name="P15"><text:span text:style-name="T2">COO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18" xml:id="id42" draw:id="id42" draw:layer="layout" svg:width="3.683cm" svg:height="1.651cm" svg:x="7.234cm" svg:y="13.446cm">
              <text:p text:style-name="P17"><text:span text:style-name="T3">C</text:span><text:span text:style-name="T3">T</text:span><text:span text:style-name="T3">O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0" xml:id="id43" draw:id="id43" draw:layer="layout" svg:width="3.683cm" svg:height="1.651cm" svg:x="11.679cm" svg:y="13.446cm">
              <text:p text:style-name="P19"><text:span text:style-name="T4">CFO</text:span></text:p>
              <draw:enhanced-geometry svg:viewBox="0 0 21600 21600" draw:type="rectangle" draw:enhanced-path="M 0 0 L 21600 0 21600 21600 0 21600 0 0 Z N"/>
            </draw:custom-shape>
            <draw:connector draw:style-name="gr2" draw:text-style-name="P1" draw:layer="layout" draw:line-skew="-0.063cm" svg:x1="4.63cm" svg:y1="13.446cm" svg:x2="9.075cm" svg:y2="11.033cm" draw:start-shape="id40" draw:start-glue-point="0" draw:end-shape="id41" draw:end-glue-point="2" svg:d="M4630 13446v-1270h4445v-1143" svg:viewBox="0 0 4446 2414">
              <text:p/>
            </draw:connector>
            <draw:connector draw:style-name="gr2" draw:text-style-name="P1" draw:layer="layout" svg:x1="9.075cm" svg:y1="13.446cm" svg:x2="9.076cm" svg:y2="11.034cm" draw:start-shape="id42" draw:start-glue-point="0" svg:d="M9075 13446v-1457h1v-955" svg:viewBox="0 0 2 2413">
              <text:p/>
            </draw:connector>
            <draw:connector draw:style-name="gr2" draw:text-style-name="P1" draw:layer="layout" draw:line-skew="0.187cm" svg:x1="13.52cm" svg:y1="13.446cm" svg:x2="9.077cm" svg:y2="11.034cm" draw:start-shape="id43" draw:start-glue-point="0" svg:d="M13520 13446v-1270h-4443v-1142" svg:viewBox="0 0 4444 2413">
              <text:p/>
            </draw:connector>
            <draw:connector draw:style-name="gr29" draw:text-style-name="P1" draw:layer="layout" svg:x1="13.52cm" svg:y1="15.097cm" svg:x2="20.685cm" svg:y2="16.43cm" draw:start-shape="id43" draw:start-glue-point="2" draw:end-shape="id44" draw:end-glue-point="3" svg:d="M13520 15097v1333h7165" svg:viewBox="0 0 7166 1334">
              <text:p/>
            </draw:connector>
            <draw:connector draw:style-name="gr30" draw:text-style-name="P1" draw:layer="layout" svg:x1="9.075cm" svg:y1="15.097cm" svg:x2="20.685cm" svg:y2="17.43cm" draw:start-shape="id42" draw:start-glue-point="2" draw:end-shape="id45" draw:end-glue-point="3" svg:d="M9075 15097v2333h11610" svg:viewBox="0 0 11611 2334">
              <text:p/>
            </draw:connector>
            <draw:connector draw:style-name="gr31" draw:text-style-name="P1" draw:layer="layout" svg:x1="4.63cm" svg:y1="15.097cm" svg:x2="20.685cm" svg:y2="18.53cm" draw:start-shape="id40" draw:start-glue-point="2" draw:end-shape="id46" draw:end-glue-point="3" svg:d="M4630 15097v3433h16055" svg:viewBox="0 0 16056 3434">
              <text:p/>
            </draw:connector>
            <draw:frame draw:style-name="gr32" draw:text-style-name="P22" draw:layer="layout" svg:width="6.731cm" svg:height="0.889cm" svg:x="13.573cm" svg:y="15.732cm">
              <draw:text-box>
                <text:p text:style-name="P21"><text:span text:style-name="T5">responsible for requirements </text:span><text:span text:style-name="T5">of</text:span></text:p>
              </draw:text-box>
            </draw:frame>
            <draw:frame draw:style-name="gr32" draw:text-style-name="P24" draw:layer="layout" svg:width="6.731cm" svg:height="0.889cm" svg:x="13.574cm" svg:y="16.733cm">
              <draw:text-box>
                <text:p text:style-name="P23"><text:span text:style-name="T6">responsible for requirements </text:span><text:span text:style-name="T6">of</text:span></text:p>
              </draw:text-box>
            </draw:frame>
            <draw:frame draw:style-name="gr32" draw:text-style-name="P26" draw:layer="layout" svg:width="6.731cm" svg:height="0.889cm" svg:x="13.575cm" svg:y="17.834cm">
              <draw:text-box>
                <text:p text:style-name="P25"><text:span text:style-name="T7">responsible for requirements </text:span><text:span text:style-name="T7">of</text:span></text:p>
              </draw:text-box>
            </draw:frame>
          </draw:g>
        </draw:g>
      </draw:page>
      <draw:page draw:name="page9" draw:style-name="dp1" draw:master-page-name="Default">
        <draw:g>
          <draw:custom-shape draw:style-name="gr58" draw:text-style-name="P10" draw:layer="layout" svg:width="34.798cm" svg:height="23.749cm" svg:x="3.159cm" svg:y="3.032cm">
            <text:p text:style-name="P9">Reorganized Design</text:p>
            <draw:enhanced-geometry svg:viewBox="0 0 21600 21600" draw:type="rectangle" draw:enhanced-path="M 0 0 L 21600 0 21600 21600 0 21600 0 0 Z N"/>
          </draw:custom-shape>
          <draw:g xml:id="id55" draw:id="id55">
            <draw:custom-shape draw:style-name="gr59" draw:text-style-name="P33" draw:layer="layout" svg:width="9.906cm" svg:height="1.27cm" svg:x="26.781cm" svg:y="13.696cm">
              <text:p text:style-name="P32"><text:span text:style-name="T11">Calculator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6" draw:layer="layout" svg:width="9.906cm" svg:height="0.762cm" svg:x="26.781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35" draw:layer="layout" svg:width="9.906cm" svg:height="2.413cm" svg:x="26.781cm" svg:y="15.736cm">
              <text:p text:style-name="P34"><text:span text:style-name="T11">+ </text:span><text:span text:style-name="T11">CalculatePay(e: </text:span><text:span text:style-name="T11">Employee): </text:span><text:span text:style-name="T11">double</text:span></text:p>
              <text:p text:style-name="P34"><text:span text:style-name="T11">+ </text:span><text:span text:style-name="T11">CalculateWage</text:span><text:span text:style-name="T11">Costs(d: </text:span><text:span text:style-name="T11">Department): </text:span><text:span text:style-name="T11">double</text:span></text:p>
              <draw:enhanced-geometry svg:viewBox="0 0 21600 21600" draw:type="rectangle" draw:enhanced-path="M 0 0 L 21600 0 21600 21600 0 21600 0 0 Z N"/>
            </draw:custom-shape>
          </draw:g>
          <draw:g xml:id="id54" draw:id="id54">
            <draw:custom-shape draw:style-name="gr44" draw:text-style-name="P37" draw:layer="layout" svg:width="9.398cm" svg:height="1.27cm" svg:x="15.224cm" svg:y="13.696cm">
              <text:p text:style-name="P36"><text:span text:style-name="T12">Repository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6" draw:layer="layout" svg:width="9.398cm" svg:height="0.762cm" svg:x="15.224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9" draw:layer="layout" svg:width="9.398cm" svg:height="2.413cm" svg:x="15.224cm" svg:y="15.736cm">
              <text:p text:style-name="P38"><text:span text:style-name="T12">+ </text:span><text:span text:style-name="T12">S</text:span><text:span text:style-name="T12">av</text:span><text:span text:style-name="T12">e(</text:span><text:span text:style-name="T12">e: </text:span><text:span text:style-name="T12">E</text:span><text:span text:style-name="T12">m</text:span><text:span text:style-name="T12">pl</text:span><text:span text:style-name="T12">oy</text:span><text:span text:style-name="T12">ee</text:span><text:span text:style-name="T12">): </text:span><text:span text:style-name="T12">vo</text:span><text:span text:style-name="T12">id</text:span></text:p>
              <text:p text:style-name="P38"><text:span text:style-name="T12">+ </text:span><text:span text:style-name="T12">S</text:span><text:span text:style-name="T12">av</text:span><text:span text:style-name="T12">e(</text:span><text:span text:style-name="T12">d: </text:span><text:span text:style-name="T12">D</text:span><text:span text:style-name="T12">ep</text:span><text:span text:style-name="T12">ar</text:span><text:span text:style-name="T12">t</text:span><text:span text:style-name="T12">m</text:span><text:span text:style-name="T12">en</text:span><text:span text:style-name="T12">t): </text:span><text:span text:style-name="T12">vo</text:span><text:span text:style-name="T12">id</text:span></text:p>
              <draw:enhanced-geometry svg:viewBox="0 0 21600 21600" draw:type="rectangle" draw:enhanced-path="M 0 0 L 21600 0 21600 21600 0 21600 0 0 Z N"/>
            </draw:custom-shape>
          </draw:g>
          <draw:g xml:id="id53" draw:id="id53">
            <draw:custom-shape draw:style-name="gr47" draw:text-style-name="P41" draw:layer="layout" svg:width="9.398cm" svg:height="1.27cm" svg:x="4.302cm" svg:y="13.696cm">
              <text:p text:style-name="P40"><text:span text:style-name="T13">R</text:span><text:span text:style-name="T13">ep</text:span><text:span text:style-name="T13">or</text:span><text:span text:style-name="T13">tG</text:span><text:span text:style-name="T13">en</text:span><text:span text:style-name="T13">er</text:span><text:span text:style-name="T13">at</text:span><text:span text:style-name="T13">or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6" draw:layer="layout" svg:width="9.398cm" svg:height="0.762cm" svg:x="4.302cm" svg:y="14.966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43" draw:layer="layout" svg:width="9.398cm" svg:height="2.413cm" svg:x="4.302cm" svg:y="15.736cm">
              <text:p text:style-name="P42"><text:span text:style-name="T13">+ ReportHours(e: Employee): string</text:span></text:p>
              <text:p text:style-name="P42"><text:span text:style-name="T13">+ ReportHours(d: Department): string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2" xml:id="id48" draw:id="id48" draw:layer="layout" svg:width="3.683cm" svg:height="1.651cm" svg:x="18.082cm" svg:y="4.189cm">
            <text:p text:style-name="P1">CEO</text:p>
            <draw:enhanced-geometry svg:viewBox="0 0 21600 21600" draw:type="rectangle" draw:enhanced-path="M 0 0 L 21600 0 21600 21600 0 21600 0 0 Z N"/>
          </draw:custom-shape>
          <draw:custom-shape draw:style-name="gr26" draw:text-style-name="P16" xml:id="id47" draw:id="id47" draw:layer="layout" svg:width="3.683cm" svg:height="1.651cm" svg:x="7.16cm" svg:y="8.253cm">
            <text:p text:style-name="P15"><text:span text:style-name="T2">CO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xml:id="id49" draw:id="id49" draw:layer="layout" svg:width="3.683cm" svg:height="1.651cm" svg:x="18.082cm" svg:y="8.253cm">
            <text:p text:style-name="P17"><text:span text:style-name="T3">CTO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0" xml:id="id50" draw:id="id50" draw:layer="layout" svg:width="3.683cm" svg:height="1.651cm" svg:x="29.893cm" svg:y="8.253cm">
            <text:p text:style-name="P19"><text:span text:style-name="T4">CFO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line-skew="-0.063cm" svg:x1="9.001cm" svg:y1="8.253cm" svg:x2="19.923cm" svg:y2="5.84cm" draw:start-shape="id47" draw:start-glue-point="0" draw:end-shape="id48" draw:end-glue-point="2" svg:d="M9001 8253v-1270h10922v-1143" svg:viewBox="0 0 10923 2414">
            <text:p/>
          </draw:connector>
          <draw:connector draw:style-name="gr2" draw:text-style-name="P1" draw:layer="layout" svg:x1="19.923cm" svg:y1="8.253cm" svg:x2="19.918cm" svg:y2="5.841cm" draw:start-shape="id49" draw:start-glue-point="0" svg:d="M19923 8253v-1457h-5v-955" svg:viewBox="0 0 6 2413">
            <text:p/>
          </draw:connector>
          <draw:connector draw:style-name="gr2" draw:text-style-name="P1" draw:layer="layout" draw:line-skew="0.187cm" svg:x1="31.734cm" svg:y1="8.253cm" svg:x2="19.904cm" svg:y2="5.841cm" draw:start-shape="id50" draw:start-glue-point="0" svg:d="M31734 8253v-1270h-11830v-1142" svg:viewBox="0 0 11831 2413">
            <text:p/>
          </draw:connector>
          <draw:g xml:id="id51" draw:id="id51">
            <draw:custom-shape draw:style-name="gr3" draw:text-style-name="P4" draw:layer="layout" svg:width="5.969cm" svg:height="1.27cm" svg:x="16.939cm" svg:y="22.29cm">
              <text:p text:style-name="P3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5.969cm" svg:height="1.277cm" svg:x="16.939cm" svg:y="23.56cm">
              <text:p text:style-name="P5"><text:span text:style-name="T1">+ Name: string</text:span></text:p>
              <text:p text:style-name="P5"><text:span text:style-name="T1">+ HourlyRate: doubl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69cm" svg:height="0.635cm" svg:x="16.939cm" svg:y="24.83cm">
              <text:p/>
              <draw:enhanced-geometry svg:viewBox="0 0 21600 21600" draw:type="rectangle" draw:enhanced-path="M 0 0 L 21600 0 21600 21600 0 21600 0 0 Z N"/>
            </draw:custom-shape>
          </draw:g>
          <draw:g xml:id="id52" draw:id="id52">
            <draw:custom-shape draw:style-name="gr3" draw:text-style-name="P4" draw:layer="layout" svg:width="5.969cm" svg:height="1.27cm" svg:x="27.233cm" svg:y="22.163cm">
              <text:p text:style-name="P3"><text:span text:style-name="T1">WorkLo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5.969cm" svg:height="1.524cm" svg:x="27.233cm" svg:y="23.433cm">
              <text:p text:style-name="P5"><text:span text:style-name="T1">+ Date: DateTime</text:span></text:p>
              <text:p text:style-name="P5"><text:span text:style-name="T1">+ Duration: TimeSpa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69cm" svg:height="0.635cm" svg:x="27.233cm" svg:y="24.95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22.908cm" svg:y1="23.877cm" svg:x2="27.233cm" svg:y2="23.877cm" draw:start-shape="id51" draw:start-glue-point="1" draw:end-shape="id52" svg:d="M22908 23877h4325" svg:viewBox="0 0 4326 1">
            <text:p/>
          </draw:connector>
          <draw:frame draw:style-name="gr9" draw:text-style-name="P8" draw:layer="layout" svg:width="1.27cm" svg:height="0.763cm" svg:x="25.928cm" svg:y="23.025cm">
            <draw:text-box>
              <text:p text:style-name="P7"><text:span text:style-name="T1">0..*</text:span></text:p>
            </draw:text-box>
          </draw:frame>
          <draw:frame draw:style-name="gr10" draw:text-style-name="P8" draw:layer="layout" svg:width="3.048cm" svg:height="1.016cm" svg:x="24.366cm" svg:y="23.941cm">
            <draw:text-box>
              <text:p text:style-name="P7"><text:span text:style-name="T1">+ </text:span><text:span text:style-name="T1">Wo</text:span><text:span text:style-name="T1">rkL</text:span><text:span text:style-name="T1">ogs</text:span></text:p>
            </draw:text-box>
          </draw:frame>
          <draw:connector draw:style-name="gr31" draw:text-style-name="P1" draw:layer="layout" svg:x1="9.001cm" svg:y1="9.904cm" svg:x2="9.001cm" svg:y2="13.696cm" draw:start-shape="id47" draw:start-glue-point="2" draw:end-shape="id53" svg:d="M9001 9904v3792" svg:viewBox="0 0 1 3793">
            <text:p/>
          </draw:connector>
          <draw:connector draw:style-name="gr30" draw:text-style-name="P1" draw:layer="layout" svg:x1="19.923cm" svg:y1="9.904cm" svg:x2="19.923cm" svg:y2="13.696cm" draw:start-shape="id49" draw:start-glue-point="2" draw:end-shape="id54" svg:d="M19923 9904v3792" svg:viewBox="0 0 1 3793">
            <text:p/>
          </draw:connector>
          <draw:connector draw:style-name="gr29" draw:text-style-name="P1" draw:layer="layout" svg:x1="31.734cm" svg:y1="9.904cm" svg:x2="31.734cm" svg:y2="13.696cm" draw:start-shape="id50" draw:start-glue-point="2" draw:end-shape="id55" svg:d="M31734 9904v3792" svg:viewBox="0 0 1 3793">
            <text:p/>
          </draw:connector>
          <draw:frame draw:style-name="gr32" draw:text-style-name="P22" draw:layer="layout" svg:width="6.731cm" svg:height="0.889cm" svg:x="28.369cm" svg:y="11.097cm">
            <draw:text-box>
              <text:p text:style-name="P21"><text:span text:style-name="T5">re</text:span><text:span text:style-name="T5">sp</text:span><text:span text:style-name="T5">on</text:span><text:span text:style-name="T5">si</text:span><text:span text:style-name="T5">bl</text:span><text:span text:style-name="T5">e </text:span><text:span text:style-name="T5">for </text:span><text:span text:style-name="T5">re</text:span><text:span text:style-name="T5">qu</text:span><text:span text:style-name="T5">ire</text:span><text:span text:style-name="T5">m</text:span><text:span text:style-name="T5">en</text:span><text:span text:style-name="T5">ts </text:span><text:span text:style-name="T5">of</text:span></text:p>
            </draw:text-box>
          </draw:frame>
          <draw:frame draw:style-name="gr32" draw:text-style-name="P24" draw:layer="layout" svg:width="6.731cm" svg:height="0.889cm" svg:x="16.558cm" svg:y="11.097cm">
            <draw:text-box>
              <text:p text:style-name="P23"><text:span text:style-name="T6">responsible for </text:span><text:span text:style-name="T6">requirements of</text:span></text:p>
            </draw:text-box>
          </draw:frame>
          <draw:frame draw:style-name="gr32" draw:text-style-name="P26" draw:layer="layout" svg:width="6.731cm" svg:height="0.889cm" svg:x="5.636cm" svg:y="11.097cm">
            <draw:text-box>
              <text:p text:style-name="P25"><text:span text:style-name="T7">re</text:span><text:span text:style-name="T7">sp</text:span><text:span text:style-name="T7">on</text:span><text:span text:style-name="T7">si</text:span><text:span text:style-name="T7">bl</text:span><text:span text:style-name="T7">e </text:span><text:span text:style-name="T7">for </text:span><text:span text:style-name="T7">re</text:span><text:span text:style-name="T7">qu</text:span><text:span text:style-name="T7">ire</text:span><text:span text:style-name="T7">m</text:span><text:span text:style-name="T7">en</text:span><text:span text:style-name="T7">ts </text:span><text:span text:style-name="T7">of</text:span></text:p>
            </draw:text-box>
          </draw:frame>
          <draw:g xml:id="id56" draw:id="id56">
            <draw:custom-shape draw:style-name="gr3" draw:text-style-name="P4" draw:layer="layout" svg:width="5.969cm" svg:height="1.27cm" svg:x="6.017cm" svg:y="22.29cm">
              <text:p text:style-name="P3"><text:span text:style-name="T1">Departmen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5.969cm" svg:height="1.277cm" svg:x="6.017cm" svg:y="23.56cm">
              <text:p text:style-name="P5"><text:span text:style-name="T1">+ </text:span><text:span text:style-name="T1">N</text:span><text:span text:style-name="T1">a</text:span><text:span text:style-name="T1">m</text:span><text:span text:style-name="T1">e: </text:span><text:span text:style-name="T1">st</text:span><text:span text:style-name="T1">ri</text:span><text:span text:style-name="T1">ng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69cm" svg:height="0.635cm" svg:x="6.017cm" svg:y="24.83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8" draw:text-style-name="P1" draw:layer="layout" svg:x1="11.986cm" svg:y1="23.877cm" svg:x2="16.939cm" svg:y2="23.877cm" draw:start-shape="id56" draw:start-glue-point="1" draw:end-shape="id51" draw:end-glue-point="3" svg:d="M11986 23877h4953" svg:viewBox="0 0 4954 1">
            <text:p/>
          </draw:connector>
          <draw:frame draw:style-name="gr9" draw:text-style-name="P8" draw:layer="layout" svg:width="1.27cm" svg:height="0.763cm" svg:x="15.628cm" svg:y="23.025cm">
            <draw:text-box>
              <text:p text:style-name="P7"><text:span text:style-name="T1">0..*</text:span></text:p>
            </draw:text-box>
          </draw:frame>
          <draw:frame draw:style-name="gr14" draw:text-style-name="P8" draw:layer="layout" svg:width="3.287cm" svg:height="1.275cm" svg:x="13.827cm" svg:y="23.941cm">
            <draw:text-box>
              <text:p text:style-name="P7"><text:span text:style-name="T1">+ Employees</text:span></text:p>
            </draw:text-box>
          </draw:frame>
          <draw:connector draw:style-name="gr62" draw:text-style-name="P14" draw:layer="layout" draw:type="line" svg:x1="19.923cm" svg:y1="18.149cm" svg:x2="9.001cm" svg:y2="22.29cm" draw:start-shape="id54" draw:start-glue-point="2" draw:end-shape="id56" draw:end-glue-point="0" svg:d="M19923 18149l-10922 4141" svg:viewBox="0 0 10923 4142">
            <text:p/>
          </draw:connector>
          <draw:connector draw:style-name="gr63" draw:text-style-name="P14" draw:layer="layout" draw:type="line" svg:x1="9.001cm" svg:y1="18.149cm" svg:x2="9.001cm" svg:y2="22.29cm" draw:start-shape="id53" draw:start-glue-point="2" draw:end-shape="id56" draw:end-glue-point="0" svg:d="M9001 18149v4141" svg:viewBox="0 0 1 4142">
            <text:p/>
          </draw:connector>
          <draw:connector draw:style-name="gr62" draw:text-style-name="P14" draw:layer="layout" draw:type="line" svg:x1="31.734cm" svg:y1="18.149cm" svg:x2="9.001cm" svg:y2="22.29cm" draw:start-shape="id55" draw:start-glue-point="2" draw:end-shape="id56" draw:end-glue-point="0" svg:d="M31734 18149l-22733 4141" svg:viewBox="0 0 22734 4142">
            <text:p/>
          </draw:connector>
          <draw:connector draw:style-name="gr63" draw:text-style-name="P14" draw:layer="layout" draw:type="line" svg:x1="9.001cm" svg:y1="18.149cm" svg:x2="19.923cm" svg:y2="22.29cm" draw:start-shape="id53" draw:start-glue-point="2" draw:end-shape="id51" draw:end-glue-point="0" svg:d="M9001 18149l10922 4141" svg:viewBox="0 0 10923 4142">
            <text:p/>
          </draw:connector>
          <draw:connector draw:style-name="gr63" draw:text-style-name="P14" draw:layer="layout" draw:type="line" svg:x1="19.923cm" svg:y1="18.149cm" svg:x2="19.923cm" svg:y2="22.29cm" draw:start-shape="id54" draw:start-glue-point="2" draw:end-shape="id51" draw:end-glue-point="0" svg:d="M19923 18149v4141" svg:viewBox="0 0 1 4142">
            <text:p/>
          </draw:connector>
          <draw:connector draw:style-name="gr63" draw:text-style-name="P14" draw:layer="layout" draw:type="line" svg:x1="31.734cm" svg:y1="18.149cm" svg:x2="19.923cm" svg:y2="22.29cm" draw:start-shape="id55" draw:start-glue-point="2" draw:end-shape="id51" draw:end-glue-point="0" svg:d="M31734 18149l-11811 4141" svg:viewBox="0 0 11812 414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Double_20_Arrow" draw:display-name="Double Arrow" svg:viewBox="0 0 1131 1918" svg:d="M737 1131h394l-564-1131-567 1131h398l-398 787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47:28.739791083</meta:creation-date>
    <dc:date>2019-04-19T22:35:11.032727197</dc:date>
    <dc:creator>Maximilian Meffert</dc:creator>
    <meta:editing-duration>PT1H55M56S</meta:editing-duration>
    <meta:editing-cycles>49</meta:editing-cycles>
    <meta:generator>LibreOffice/6.0.7.3$Linux_X86_64 LibreOffice_project/00m0$Build-3</meta:generator>
    <meta:document-statistic meta:object-count="251"/>
  </office:meta>
</office:document-meta>
</file>